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Galat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GALAT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PAUL'S GREETINGS (1:2-5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PAUL'S GREETINGS (1:2-5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o the saints in Galatia (1: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rom the Savior in glory (1:3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From the Savior in glory (1:3-5)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o died to save us (1:3-4a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Who lives to sanctify us (1:4b-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PAUL'S GREETINGS (1:2-5)<text:s text:c="1"/></text:span><text:span text:style-name="a530" text:class-names=""/></text:p>
          </draw:text-box>
          <svg:title/>
          <svg:desc/>
        </draw:frame>
        <draw:frame draw:id="id99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o the saints in Galatia (1:2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From the Savior in glory (1:3-5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6" draw:style-name="a543" draw:master-page-name="Master1-Layout12-tx-Title-and-Text" presentation:presentation-page-layout-name="Master1-PPL12" draw:id="Slide-261">
        <draw:frame draw:id="id100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GALATIANS 1<text:s text:c="1"/></text:span><text:span text:style-name="a545" text:class-names=""/></text:p>
          </draw:text-box>
          <svg:title/>
          <svg:desc/>
        </draw:frame>
        <draw:frame draw:id="id101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PAUL'S GREETINGS (1:2-5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PAUL'S GRIEF (1:6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7" draw:style-name="a558" draw:master-page-name="Master1-Layout12-tx-Title-and-Text" presentation:presentation-page-layout-name="Master1-PPL12" draw:id="Slide-262">
        <draw:frame draw:id="id102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PAUL'S GRIEF (1:6-10)<text:s text:c="1"/></text:span><text:span text:style-name="a560" text:class-names=""/></text:p>
          </draw:text-box>
          <svg:title/>
          <svg:desc/>
        </draw:frame>
        <draw:frame draw:id="id103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apostle's concern (1:6-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apostle's curse (1:8-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8" draw:style-name="a573" draw:master-page-name="Master1-Layout12-tx-Title-and-Text" presentation:presentation-page-layout-name="Master1-PPL12" draw:id="Slide-263">
        <draw:frame draw:id="id104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GALATIANS 1<text:s text:c="1"/></text:span><text:span text:style-name="a575" text:class-names=""/></text:p>
          </draw:text-box>
          <svg:title/>
          <svg:desc/>
        </draw:frame>
        <draw:frame draw:id="id105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PAUL'S GREETINGS (1:2-5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PAUL'S GRIEF (1:6-10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AUL'S GOSPEL CALL (1:1, 11-2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9" draw:style-name="a591" draw:master-page-name="Master1-Layout1-title-Title-Slide" presentation:presentation-page-layout-name="Master1-PPL1" draw:id="Slide-264">
        <draw:frame draw:id="id106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PAUL'S GOSPEL CALL (1:1, 11-24)<text:s text:c="1"/></text:span><text:span text:style-name="a593" text:class-names=""/></text:p>
          </draw:text-box>
          <svg:title/>
          <svg:desc/>
        </draw:frame>
        <draw:frame draw:id="id107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<text:s text:c="1"/>The revelation (1:11-12)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10" draw:style-name="a601" draw:master-page-name="Master1-Layout12-tx-Title-and-Text" presentation:presentation-page-layout-name="Master1-PPL12" draw:id="Slide-265">
        <draw:frame draw:id="id108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revelation (1:11-12)<text:s text:c="1"/></text:span><text:span text:style-name="a603" text:class-names=""/></text:p>
          </draw:text-box>
          <svg:title/>
          <svg:desc/>
        </draw:frame>
        <draw:frame draw:id="id109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It is not of man (1:1, 1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It is not from man (1:1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1" draw:style-name="a616" draw:master-page-name="Master1-Layout12-tx-Title-and-Text" presentation:presentation-page-layout-name="Master1-PPL12" draw:id="Slide-266">
        <draw:frame draw:id="id110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PAUL'S GOSPEL CALL (1:1, 11-24)<text:s text:c="1"/></text:span><text:span text:style-name="a618" text:class-names=""/></text:p>
          </draw:text-box>
          <svg:title/>
          <svg:desc/>
        </draw:frame>
        <draw:frame draw:id="id111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revelation (1:11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review (1:13-24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2" draw:style-name="a631" draw:master-page-name="Master1-Layout1-title-Title-Slide" presentation:presentation-page-layout-name="Master1-PPL1" draw:id="Slide-267">
        <draw:frame draw:id="id112" presentation:style-name="a635" draw:name="Title 1" svg:x="1.38in" svg:y="0.83in" svg:width="10.3in" svg:height="4.42in" presentation:class="title" presentation:placeholder="false">
          <draw:text-box>
            <text:p text:style-name="a634" text:class-names="" text:cond-style-name=""><text:span text:style-name="a632" text:class-names=""><text:s text:c="1"/>The review (1:13-24)<text:s text:c="1"/></text:span><text:span text:style-name="a633" text:class-names=""/></text:p>
          </draw:text-box>
          <svg:title/>
          <svg:desc/>
        </draw:frame>
        <draw:frame draw:id="id113" presentation:style-name="a640" draw:name="Subtitle 2" svg:x="1.38in" svg:y="5.25in" svg:width="10.3in" svg:height="1.85in" presentation:class="subtitle" presentation:placeholder="false">
          <draw:text-box>
            <text:p text:style-name="a637" text:class-names="" text:cond-style-name=""><text:span text:style-name="a636" text:class-names=""><text:s text:c="1"/>Paul speaks of his pre-conversion activities (1:13-14).<text:s text:c="1"/></text:span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draw:page draw:name="Slide13" draw:style-name="a641" draw:master-page-name="Master1-Layout12-tx-Title-and-Text" presentation:presentation-page-layout-name="Master1-PPL12" draw:id="Slide-268">
        <draw:frame draw:id="id114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Paul speaks of his pre-conversion activities (1:13-14).<text:s text:c="1"/></text:span><text:span text:style-name="a643" text:class-names=""/></text:p>
          </draw:text-box>
          <svg:title/>
          <svg:desc/>
        </draw:frame>
        <draw:frame draw:id="id115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His cruelty toward Christianity (1:13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His commitment to Judaism (1:14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4" draw:style-name="a656" draw:master-page-name="Master1-Layout12-tx-Title-and-Text" presentation:presentation-page-layout-name="Master1-PPL12" draw:id="Slide-269">
        <draw:frame draw:id="id116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review (1:13-24)<text:s text:c="1"/></text:span><text:span text:style-name="a658" text:class-names=""/></text:p>
          </draw:text-box>
          <svg:title/>
          <svg:desc/>
        </draw:frame>
        <draw:frame draw:id="id117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Paul speaks of his pre-conversion activities (1:13-14).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Paul speaks of his post-conversion activities (1:15-24)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5" draw:style-name="a671" draw:master-page-name="Master1-Layout12-tx-Title-and-Text" presentation:presentation-page-layout-name="Master1-PPL12" draw:id="Slide-270">
        <draw:frame draw:id="id118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Paul speaks of his post-conversion activities (1:15-24).<text:s text:c="1"/></text:span><text:span text:style-name="a673" text:class-names=""/></text:p>
          </draw:text-box>
          <svg:title/>
          <svg:desc/>
        </draw:frame>
        <draw:frame draw:id="id119" presentation:style-name="a691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His choosing by God (1:15-16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is travels from Arabia to Damascus (1:17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His travels from Damascus to Jerusalem (1:18-20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His travels from Jerusalem to Syria and Cilicia (1:21-24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6" draw:style-name="a692" draw:master-page-name="Master1-Layout12-tx-Title-and-Text" presentation:presentation-page-layout-name="Master1-PPL12" draw:id="Slide-271">
        <draw:frame draw:id="id120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review (1:13-24)<text:s text:c="1"/></text:span><text:span text:style-name="a694" text:class-names=""/></text:p>
          </draw:text-box>
          <svg:title/>
          <svg:desc/>
        </draw:frame>
        <draw:frame draw:id="id121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Paul speaks of his pre-conversion activities (1:13-14).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Paul speaks of his post-conversion activities (1:15-24).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7" draw:style-name="a707" draw:master-page-name="Master1-Layout12-tx-Title-and-Text" presentation:presentation-page-layout-name="Master1-PPL12" draw:id="Slide-272">
        <draw:frame draw:id="id122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PAUL'S GOSPEL CALL (1:1, 11-24)<text:s text:c="1"/></text:span><text:span text:style-name="a709" text:class-names=""/></text:p>
          </draw:text-box>
          <svg:title/>
          <svg:desc/>
        </draw:frame>
        <draw:frame draw:id="id123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revelation (1:11-12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review (1:13-24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8" draw:style-name="a722" draw:master-page-name="Master1-Layout12-tx-Title-and-Text" presentation:presentation-page-layout-name="Master1-PPL12" draw:id="Slide-273">
        <draw:frame draw:id="id124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GALATIANS 1<text:s text:c="1"/></text:span><text:span text:style-name="a724" text:class-names=""/></text:p>
          </draw:text-box>
          <svg:title/>
          <svg:desc/>
        </draw:frame>
        <draw:frame draw:id="id125" presentation:style-name="a739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PAUL'S GREETINGS (1:2-5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PAUL'S GRIEF (1:6-10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PAUL'S GOSPEL CALL (1:1, 11-2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9" draw:style-name="a740" draw:master-page-name="Master1-Layout1-title-Title-Slide" presentation:presentation-page-layout-name="Master1-PPL1" draw:id="Slide-274">
        <draw:frame draw:id="id126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GALATIANS 2<text:s text:c="1"/></text:span><text:span text:style-name="a742" text:class-names=""/></text:p>
          </draw:text-box>
          <svg:title/>
          <svg:desc/>
        </draw:frame>
        <draw:frame draw:id="id127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THE RECEPTION OF PAUL IN JERUSALEM (2:1-10):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20" draw:style-name="a750" draw:master-page-name="Master1-Layout12-tx-Title-and-Text" presentation:presentation-page-layout-name="Master1-PPL12" draw:id="Slide-275">
        <draw:frame draw:id="id128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THE RECEPTION OF PAUL IN JERUSALEM (2:1-10):<text:s text:c="1"/></text:span><text:span text:style-name="a752" text:class-names=""/></text:p>
          </draw:text-box>
          <svg:title/>
          <svg:desc/>
        </draw:frame>
        <draw:frame draw:id="id129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reason for the visit (2:1-2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results of their visit (2:3-10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1" draw:style-name="a765" draw:master-page-name="Master1-Layout1-title-Title-Slide" presentation:presentation-page-layout-name="Master1-PPL1" draw:id="Slide-276">
        <draw:frame draw:id="id130" presentation:style-name="a769" draw:name="Title 1" svg:x="1.38in" svg:y="0.83in" svg:width="10.3in" svg:height="4.42in" presentation:class="title" presentation:placeholder="false">
          <draw:text-box>
            <text:p text:style-name="a768" text:class-names="" text:cond-style-name=""><text:span text:style-name="a766" text:class-names=""><text:s text:c="1"/>The results of their visit (2:3-10)<text:s text:c="1"/></text:span><text:span text:style-name="a767" text:class-names=""/></text:p>
          </draw:text-box>
          <svg:title/>
          <svg:desc/>
        </draw:frame>
        <draw:frame draw:id="id131" presentation:style-name="a774" draw:name="Subtitle 2" svg:x="1.38in" svg:y="5.25in" svg:width="10.3in" svg:height="1.85in" presentation:class="subtitle" presentation:placeholder="false">
          <draw:text-box>
            <text:p text:style-name="a771" text:class-names="" text:cond-style-name=""><text:span text:style-name="a770" text:class-names=""><text:s text:c="1"/>Paul and the leaders (2:3, 6-10)<text:s text:c="1"/></text:span></text:p>
            <text:p text:style-name="a773" text:class-names="" text:cond-style-name=""><text:span text:style-name="a772" text:class-names=""/></text:p>
          </draw:text-box>
          <svg:title/>
          <svg:desc/>
        </draw:frame>
      </draw:page>
      <draw:page draw:name="Slide22" draw:style-name="a775" draw:master-page-name="Master1-Layout12-tx-Title-and-Text" presentation:presentation-page-layout-name="Master1-PPL12" draw:id="Slide-277">
        <draw:frame draw:id="id132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Paul and the leaders (2:3, 6-10)<text:s text:c="1"/></text:span><text:span text:style-name="a777" text:class-names=""/></text:p>
          </draw:text-box>
          <svg:title/>
          <svg:desc/>
        </draw:frame>
        <draw:frame draw:id="id133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leaders agreed with Paul that Titus should not be circumcised (2:3)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leaders accepted Paul as a coworker (2:6-10)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34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results of their visit (2:3-10)<text:s text:c="1"/></text:span><text:span text:style-name="a792" text:class-names=""/></text:p>
          </draw:text-box>
          <svg:title/>
          <svg:desc/>
        </draw:frame>
        <draw:frame draw:id="id135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Paul and the leaders (2:3, 6-10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Paul and the legalizers (2:4-5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4" draw:style-name="a805" draw:master-page-name="Master1-Layout12-tx-Title-and-Text" presentation:presentation-page-layout-name="Master1-PPL12" draw:id="Slide-279">
        <draw:frame draw:id="id136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THE RECEPTION OF PAUL IN JERUSALEM (2:1-10):<text:s text:c="1"/></text:span><text:span text:style-name="a807" text:class-names=""/></text:p>
          </draw:text-box>
          <svg:title/>
          <svg:desc/>
        </draw:frame>
        <draw:frame draw:id="id137" presentation:style-name="a819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reason for the visit (2:1-2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results of their visit (2:3-10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5" draw:style-name="a820" draw:master-page-name="Master1-Layout12-tx-Title-and-Text" presentation:presentation-page-layout-name="Master1-PPL12" draw:id="Slide-280">
        <draw:frame draw:id="id138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GALATIANS 2<text:s text:c="1"/></text:span><text:span text:style-name="a822" text:class-names=""/></text:p>
          </draw:text-box>
          <svg:title/>
          <svg:desc/>
        </draw:frame>
        <draw:frame draw:id="id139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THE RECEPTION OF PAUL IN JERUSALEM (2:1-10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HE REBUKE BY PAUL IN ANTIOCH (2:11-21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6" draw:style-name="a835" draw:master-page-name="Master1-Layout12-tx-Title-and-Text" presentation:presentation-page-layout-name="Master1-PPL12" draw:id="Slide-281">
        <draw:frame draw:id="id140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THE REBUKE BY PAUL IN ANTIOCH (2:11-21)<text:s text:c="1"/></text:span><text:span text:style-name="a837" text:class-names=""/></text:p>
          </draw:text-box>
          <svg:title/>
          <svg:desc/>
        </draw:frame>
        <draw:frame draw:id="id141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need for Paul's rebuke (2:11-13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nature of Paul's rebuke (2:14-21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7" draw:style-name="a850" draw:master-page-name="Master1-Layout12-tx-Title-and-Text" presentation:presentation-page-layout-name="Master1-PPL12" draw:id="Slide-282">
        <draw:frame draw:id="id142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<text:s text:c="1"/>The nature of Paul's rebuke (2:14-21)<text:s text:c="1"/></text:span><text:span text:style-name="a852" text:class-names=""/></text:p>
          </draw:text-box>
          <svg:title/>
          <svg:desc/>
        </draw:frame>
        <draw:frame draw:id="id143" presentation:style-name="a864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contents (2:14-18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conclusion (2:19-21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8" draw:style-name="a865" draw:master-page-name="Master1-Layout12-tx-Title-and-Text" presentation:presentation-page-layout-name="Master1-PPL12" draw:id="Slide-283">
        <draw:frame draw:id="id144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conclusion (2:19-21)<text:s text:c="1"/></text:span><text:span text:style-name="a867" text:class-names=""/></text:p>
          </draw:text-box>
          <svg:title/>
          <svg:desc/>
        </draw:frame>
        <draw:frame draw:id="id145" presentation:style-name="a879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All believers have been crucified with Christ (2:19-20a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All believers are to live by the faith of the indwelling Christ (2:20b-21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29" draw:style-name="a880" draw:master-page-name="Master1-Layout12-tx-Title-and-Text" presentation:presentation-page-layout-name="Master1-PPL12" draw:id="Slide-284">
        <draw:frame draw:id="id146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<text:s text:c="1"/>The nature of Paul's rebuke (2:14-21)<text:s text:c="1"/></text:span><text:span text:style-name="a882" text:class-names=""/></text:p>
          </draw:text-box>
          <svg:title/>
          <svg:desc/>
        </draw:frame>
        <draw:frame draw:id="id147" presentation:style-name="a894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The contents (2:14-18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conclusion (2:19-21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30" draw:style-name="a895" draw:master-page-name="Master1-Layout12-tx-Title-and-Text" presentation:presentation-page-layout-name="Master1-PPL12" draw:id="Slide-285">
        <draw:frame draw:id="id148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6" text:class-names="">THE REBUKE BY PAUL IN ANTIOCH (2:11-21)<text:s text:c="1"/></text:span><text:span text:style-name="a897" text:class-names=""/></text:p>
          </draw:text-box>
          <svg:title/>
          <svg:desc/>
        </draw:frame>
        <draw:frame draw:id="id149" presentation:style-name="a909" draw:name="Tex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<text:s text:c="1"/>The need for Paul's rebuke (2:11-13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nature of Paul's rebuke (2:14-21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31" draw:style-name="a910" draw:master-page-name="Master1-Layout12-tx-Title-and-Text" presentation:presentation-page-layout-name="Master1-PPL12" draw:id="Slide-286">
        <draw:frame draw:id="id150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GALATIANS 2<text:s text:c="1"/></text:span><text:span text:style-name="a912" text:class-names=""/></text:p>
          </draw:text-box>
          <svg:title/>
          <svg:desc/>
        </draw:frame>
        <draw:frame draw:id="id151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THE RECEPTION OF PAUL IN JERUSALEM (2:1-10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THE REBUKE BY PAUL IN ANTIOCH (2:11-21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32" draw:style-name="a925" draw:master-page-name="Master1-Layout1-title-Title-Slide" presentation:presentation-page-layout-name="Master1-PPL1" draw:id="Slide-287">
        <draw:frame draw:id="id152" presentation:style-name="a929" draw:name="Title 1" svg:x="1.38in" svg:y="0.83in" svg:width="10.3in" svg:height="4.42in" presentation:class="title" presentation:placeholder="false">
          <draw:text-box>
            <text:p text:style-name="a928" text:class-names="" text:cond-style-name=""><text:span text:style-name="a926" text:class-names="">GALATIANS 3<text:s text:c="1"/></text:span><text:span text:style-name="a927" text:class-names=""/></text:p>
          </draw:text-box>
          <svg:title/>
          <svg:desc/>
        </draw:frame>
        <draw:frame draw:id="id153" presentation:style-name="a934" draw:name="Subtitle 2" svg:x="1.38in" svg:y="5.25in" svg:width="10.3in" svg:height="1.85in" presentation:class="subtitle" presentation:placeholder="false">
          <draw:text-box>
            <text:p text:style-name="a931" text:class-names="" text:cond-style-name=""><text:span text:style-name="a930" text:class-names="">THE ARGUMENT FROM THE GALATIANS THEMSELVES (3:1-5)<text:s text:c="1"/></text:span></text:p>
            <text:p text:style-name="a933" text:class-names="" text:cond-style-name=""><text:span text:style-name="a932" text:class-names=""/></text:p>
          </draw:text-box>
          <svg:title/>
          <svg:desc/>
        </draw:frame>
      </draw:page>
      <draw:page draw:name="Slide33" draw:style-name="a935" draw:master-page-name="Master1-Layout12-tx-Title-and-Text" presentation:presentation-page-layout-name="Master1-PPL12" draw:id="Slide-288">
        <draw:frame draw:id="id154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THE ARGUMENT FROM THE GALATIANS THEMSELVES (3:1-5)<text:s text:c="1"/></text:span><text:span text:style-name="a937" text:class-names=""/></text:p>
          </draw:text-box>
          <svg:title/>
          <svg:desc/>
        </draw:frame>
        <draw:frame draw:id="id155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y became believers by turning to the gospel (3:1-2).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y are becoming bewitched by turning from the gospel (3:3-5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4" draw:style-name="a950" draw:master-page-name="Master1-Layout12-tx-Title-and-Text" presentation:presentation-page-layout-name="Master1-PPL12" draw:id="Slide-289">
        <draw:frame draw:id="id156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GALATIANS 3<text:s text:c="1"/></text:span><text:span text:style-name="a952" text:class-names=""/></text:p>
          </draw:text-box>
          <svg:title/>
          <svg:desc/>
        </draw:frame>
        <draw:frame draw:id="id157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THE ARGUMENT FROM THE GALATIANS THEMSELVES (3:1-5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THE ARGUMENT FROM ABRAHAM (3:6-9, 15-18)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5" draw:style-name="a965" draw:master-page-name="Master1-Layout1-title-Title-Slide" presentation:presentation-page-layout-name="Master1-PPL1" draw:id="Slide-290">
        <draw:frame draw:id="id158" presentation:style-name="a969" draw:name="Title 1" svg:x="1.38in" svg:y="0.83in" svg:width="10.3in" svg:height="4.42in" presentation:class="title" presentation:placeholder="false">
          <draw:text-box>
            <text:p text:style-name="a968" text:class-names="" text:cond-style-name=""><text:span text:style-name="a966" text:class-names="">THE ARGUMENT FROM ABRAHAM (3:6-9, 15-18)<text:s text:c="1"/></text:span><text:span text:style-name="a967" text:class-names=""/></text:p>
          </draw:text-box>
          <svg:title/>
          <svg:desc/>
        </draw:frame>
        <draw:frame draw:id="id159" presentation:style-name="a974" draw:name="Subtitle 2" svg:x="1.38in" svg:y="5.25in" svg:width="10.3in" svg:height="1.85in" presentation:class="subtitle" presentation:placeholder="false">
          <draw:text-box>
            <text:p text:style-name="a971" text:class-names="" text:cond-style-name=""><text:span text:style-name="a970" text:class-names=""><text:s text:c="1"/>How Abraham was saved (3:6-9)<text:s text:c="1"/></text:span></text:p>
            <text:p text:style-name="a973" text:class-names="" text:cond-style-name=""><text:span text:style-name="a972" text:class-names=""/></text:p>
          </draw:text-box>
          <svg:title/>
          <svg:desc/>
        </draw:frame>
      </draw:page>
      <draw:page draw:name="Slide36" draw:style-name="a975" draw:master-page-name="Master1-Layout12-tx-Title-and-Text" presentation:presentation-page-layout-name="Master1-PPL12" draw:id="Slide-291">
        <draw:frame draw:id="id160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<text:s text:c="1"/>How Abraham was saved (3:6-9)<text:s text:c="1"/></text:span><text:span text:style-name="a977" text:class-names=""/></text:p>
          </draw:text-box>
          <svg:title/>
          <svg:desc/>
        </draw:frame>
        <draw:frame draw:id="id161" presentation:style-name="a989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His salvation (3:6):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Our salvation (3:7-9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37" draw:style-name="a990" draw:master-page-name="Master1-Layout12-tx-Title-and-Text" presentation:presentation-page-layout-name="Master1-PPL12" draw:id="Slide-292">
        <draw:frame draw:id="id162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THE ARGUMENT FROM ABRAHAM (3:6-9, 15-18)<text:s text:c="1"/></text:span><text:span text:style-name="a992" text:class-names=""/></text:p>
          </draw:text-box>
          <svg:title/>
          <svg:desc/>
        </draw:frame>
        <draw:frame draw:id="id163" presentation:style-name="a1007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<text:s text:c="1"/>How Abraham was saved (3:6-9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s text:c="1"/>Who saved Abraham (3:15-16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When Abraham was saved (3:17-18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8" draw:style-name="a1008" draw:master-page-name="Master1-Layout12-tx-Title-and-Text" presentation:presentation-page-layout-name="Master1-PPL12" draw:id="Slide-293">
        <draw:frame draw:id="id164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GALATIANS 3<text:s text:c="1"/></text:span><text:span text:style-name="a1010" text:class-names=""/></text:p>
          </draw:text-box>
          <svg:title/>
          <svg:desc/>
        </draw:frame>
        <draw:frame draw:id="id165" presentation:style-name="a1025" draw:name="Text Placeholder 2" svg:x="1.38in" svg:y="2in" svg:width="9.4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THE ARGUMENT FROM THE GALATIANS THEMSELVES (3:1-5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THE ARGUMENT FROM ABRAHAM (3:6-9, 15-18)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THE ARGUMENT FROM THE LAW (3:10-12, 19-25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</draw:page>
      <draw:page draw:name="Slide39" draw:style-name="a1026" draw:master-page-name="Master1-Layout12-tx-Title-and-Text" presentation:presentation-page-layout-name="Master1-PPL12" draw:id="Slide-294">
        <draw:frame draw:id="id166" presentation:style-name="a1030" draw:name="Title 1" svg:x="1.38in" svg:y="0.4in" svg:width="10.6in" svg:height="1.44965in" presentation:class="title" presentation:placeholder="false">
          <draw:text-box>
            <text:p text:style-name="a1029" text:class-names="" text:cond-style-name=""><text:span text:style-name="a1027" text:class-names="">THE ARGUMENT FROM THE LAW (3:10-12, 19-25)<text:s text:c="1"/></text:span><text:span text:style-name="a1028" text:class-names=""/></text:p>
          </draw:text-box>
          <svg:title/>
          <svg:desc/>
        </draw:frame>
        <draw:frame draw:id="id167" presentation:style-name="a1040" draw:name="Text Placeholder 2" svg:x="1.38in" svg:y="2in" svg:width="9.4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<text:s text:c="1"/>The problem of the law (3:10-12):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The purpose of the law (3:19-25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40" draw:style-name="a1041" draw:master-page-name="Master1-Layout12-tx-Title-and-Text" presentation:presentation-page-layout-name="Master1-PPL12" draw:id="Slide-295">
        <draw:frame draw:id="id168" presentation:style-name="a1045" draw:name="Title 1" svg:x="1.38in" svg:y="0.4in" svg:width="10.6in" svg:height="1.44965in" presentation:class="title" presentation:placeholder="false">
          <draw:text-box>
            <text:p text:style-name="a1044" text:class-names="" text:cond-style-name=""><text:span text:style-name="a1042" text:class-names=""><text:s text:c="1"/>The purpose of the law (3:19-25)<text:s text:c="1"/></text:span><text:span text:style-name="a1043" text:class-names=""/></text:p>
          </draw:text-box>
          <svg:title/>
          <svg:desc/>
        </draw:frame>
        <draw:frame draw:id="id169" presentation:style-name="a1055" draw:name="Text Placeholder 2" svg:x="1.38in" svg:y="2in" svg:width="9.4in" svg:height="4.75868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<text:s text:c="1"/>It helps to point out our sin (3:19-20).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<text:s text:c="1"/>It helps to prepare for our Savior (3:21-25):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</draw:page>
      <draw:page draw:name="Slide41" draw:style-name="a1056" draw:master-page-name="Master1-Layout12-tx-Title-and-Text" presentation:presentation-page-layout-name="Master1-PPL12" draw:id="Slide-296">
        <draw:frame draw:id="id170" presentation:style-name="a1060" draw:name="Title 1" svg:x="1.38in" svg:y="0.4in" svg:width="10.6in" svg:height="1.44965in" presentation:class="title" presentation:placeholder="false">
          <draw:text-box>
            <text:p text:style-name="a1059" text:class-names="" text:cond-style-name=""><text:span text:style-name="a1057" text:class-names="">THE ARGUMENT FROM THE LAW (3:10-12, 19-25)<text:s text:c="1"/></text:span><text:span text:style-name="a1058" text:class-names=""/></text:p>
          </draw:text-box>
          <svg:title/>
          <svg:desc/>
        </draw:frame>
        <draw:frame draw:id="id171" presentation:style-name="a1070" draw:name="Text Placeholder 2" svg:x="1.38in" svg:y="2in" svg:width="9.4in" svg:height="4.75868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<text:s text:c="1"/>The problem of the law (3:10-12):<text:s text:c="1"/>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<text:s text:c="1"/>The purpose of the law (3:19-25)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</draw:text-box>
          <svg:title/>
          <svg:desc/>
        </draw:frame>
      </draw:page>
      <draw:page draw:name="Slide42" draw:style-name="a1071" draw:master-page-name="Master1-Layout12-tx-Title-and-Text" presentation:presentation-page-layout-name="Master1-PPL12" draw:id="Slide-297">
        <draw:frame draw:id="id172" presentation:style-name="a1075" draw:name="Title 1" svg:x="1.38in" svg:y="0.4in" svg:width="10.6in" svg:height="1.44965in" presentation:class="title" presentation:placeholder="false">
          <draw:text-box>
            <text:p text:style-name="a1074" text:class-names="" text:cond-style-name=""><text:span text:style-name="a1072" text:class-names="">GALATIANS 3<text:s text:c="1"/></text:span><text:span text:style-name="a1073" text:class-names=""/></text:p>
          </draw:text-box>
          <svg:title/>
          <svg:desc/>
        </draw:frame>
        <draw:frame draw:id="id173" presentation:style-name="a1091" draw:name="Text Placeholder 2" svg:x="1.38in" svg:y="2in" svg:width="9.4in" svg:height="4.7586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THE ARGUMENT FROM THE GALATIANS THEMSELVES (3:1-5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THE ARGUMENT FROM ABRAHAM (3:6-9, 15-18)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THE ARGUMENT FROM THE LAW (3:10-12, 19-25)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THE ARGUMENT FROM THE WORK OF THE SON OF GOD (3:13-14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</draw:page>
      <draw:page draw:name="Slide43" draw:style-name="a1092" draw:master-page-name="Master1-Layout12-tx-Title-and-Text" presentation:presentation-page-layout-name="Master1-PPL12" draw:id="Slide-298">
        <draw:frame draw:id="id174" presentation:style-name="a1096" draw:name="Title 1" svg:x="1.38in" svg:y="0.4in" svg:width="10.6in" svg:height="1.44965in" presentation:class="title" presentation:placeholder="false">
          <draw:text-box>
            <text:p text:style-name="a1095" text:class-names="" text:cond-style-name=""><text:span text:style-name="a1093" text:class-names="">THE ARGUMENT FROM THE WORK OF THE SON OF GOD (3:13-14)<text:s text:c="1"/></text:span><text:span text:style-name="a1094" text:class-names=""/></text:p>
          </draw:text-box>
          <svg:title/>
          <svg:desc/>
        </draw:frame>
        <draw:frame draw:id="id175" presentation:style-name="a1109" draw:name="Text Placeholder 2" svg:x="1.38in" svg:y="2in" svg:width="9.4in" svg:height="4.75868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<text:s text:c="1"/>What he did (3:13a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<text:s text:c="1"/>How he did it (3:13b)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<text:s text:c="1"/>Why he did it (3:14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</draw:page>
      <draw:page draw:name="Slide44" draw:style-name="a1110" draw:master-page-name="Master1-Layout12-tx-Title-and-Text" presentation:presentation-page-layout-name="Master1-PPL12" draw:id="Slide-299">
        <draw:frame draw:id="id176" presentation:style-name="a1114" draw:name="Title 1" svg:x="1.38in" svg:y="0.4in" svg:width="10.6in" svg:height="1.44965in" presentation:class="title" presentation:placeholder="false">
          <draw:text-box>
            <text:p text:style-name="a1113" text:class-names="" text:cond-style-name=""><text:span text:style-name="a1111" text:class-names="">GALATIANS 3<text:s text:c="1"/></text:span><text:span text:style-name="a1112" text:class-names=""/></text:p>
          </draw:text-box>
          <svg:title/>
          <svg:desc/>
        </draw:frame>
        <draw:frame draw:id="id177" presentation:style-name="a1133" draw:name="Text Placeholder 2" svg:x="1.38in" svg:y="2in" svg:width="9.4in" svg:height="4.75868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5" text:class-names="">THE ARGUMENT FROM THE GALATIANS THEMSELVES (3:1-5)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THE ARGUMENT FROM ABRAHAM (3:6-9, 15-18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THE ARGUMENT FROM THE LAW (3:10-12, 19-25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THE ARGUMENT FROM THE WORK OF THE SON OF GOD (3:13-14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THE ARGUMENT FROM THE WORK OF THE SPIRIT OF GOD (3:26-29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</draw:page>
      <draw:page draw:name="Slide45" draw:style-name="a1134" draw:master-page-name="Master1-Layout12-tx-Title-and-Text" presentation:presentation-page-layout-name="Master1-PPL12" draw:id="Slide-300">
        <draw:frame draw:id="id178" presentation:style-name="a1138" draw:name="Title 1" svg:x="1.38in" svg:y="0.4in" svg:width="10.6in" svg:height="1.44965in" presentation:class="title" presentation:placeholder="false">
          <draw:text-box>
            <text:p text:style-name="a1137" text:class-names="" text:cond-style-name=""><text:span text:style-name="a1135" text:class-names="">THE ARGUMENT FROM THE WORK OF THE SPIRIT OF GOD (3:26-29)<text:s text:c="1"/></text:span><text:span text:style-name="a1136" text:class-names=""/></text:p>
          </draw:text-box>
          <svg:title/>
          <svg:desc/>
        </draw:frame>
        <draw:frame draw:id="id179" presentation:style-name="a1148" draw:name="Text Placeholder 2" svg:x="1.38in" svg:y="2in" svg:width="9.4in" svg:height="4.75868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<text:s text:c="1"/>What he does (3:26-27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Why he does it (3:28-29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draw:page draw:name="Slide46" draw:style-name="a1149" draw:master-page-name="Master1-Layout12-tx-Title-and-Text" presentation:presentation-page-layout-name="Master1-PPL12" draw:id="Slide-301">
        <draw:frame draw:id="id180" presentation:style-name="a1153" draw:name="Title 1" svg:x="1.38in" svg:y="0.4in" svg:width="10.6in" svg:height="1.44965in" presentation:class="title" presentation:placeholder="false">
          <draw:text-box>
            <text:p text:style-name="a1152" text:class-names="" text:cond-style-name=""><text:span text:style-name="a1150" text:class-names="">GALATIANS 3<text:s text:c="1"/></text:span><text:span text:style-name="a1151" text:class-names=""/></text:p>
          </draw:text-box>
          <svg:title/>
          <svg:desc/>
        </draw:frame>
        <draw:frame draw:id="id181" presentation:style-name="a1172" draw:name="Text Placeholder 2" svg:x="1.38in" svg:y="2in" svg:width="9.4in" svg:height="4.75868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THE ARGUMENT FROM THE GALATIANS THEMSELVES (3:1-5)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THE ARGUMENT FROM ABRAHAM (3:6-9, 15-18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THE ARGUMENT FROM THE LAW (3:10-12, 19-25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THE ARGUMENT FROM THE WORK OF THE SON OF GOD (3:13-14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THE ARGUMENT FROM THE WORK OF THE SPIRIT OF GOD (3:26-29)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Slide47" draw:style-name="a1173" draw:master-page-name="Master1-Layout1-title-Title-Slide" presentation:presentation-page-layout-name="Master1-PPL1" draw:id="Slide-302">
        <draw:frame draw:id="id182" presentation:style-name="a1177" draw:name="Title 1" svg:x="1.38in" svg:y="0.83in" svg:width="10.3in" svg:height="4.42in" presentation:class="title" presentation:placeholder="false">
          <draw:text-box>
            <text:p text:style-name="a1176" text:class-names="" text:cond-style-name=""><text:span text:style-name="a1174" text:class-names="">GALATIANS 4<text:s text:c="1"/></text:span><text:span text:style-name="a1175" text:class-names=""/></text:p>
          </draw:text-box>
          <svg:title/>
          <svg:desc/>
        </draw:frame>
        <draw:frame draw:id="id183" presentation:style-name="a1182" draw:name="Subtitle 2" svg:x="1.38in" svg:y="5.25in" svg:width="10.3in" svg:height="1.85in" presentation:class="subtitle" presentation:placeholder="false">
          <draw:text-box>
            <text:p text:style-name="a1179" text:class-names="" text:cond-style-name=""><text:span text:style-name="a1178" text:class-names="">PAUL'S "HEAD" WORDS (4:1-7, 21-31):<text:s text:c="1"/></text:span></text:p>
            <text:p text:style-name="a1181" text:class-names="" text:cond-style-name=""><text:span text:style-name="a1180" text:class-names=""/></text:p>
          </draw:text-box>
          <svg:title/>
          <svg:desc/>
        </draw:frame>
      </draw:page>
      <draw:page draw:name="Slide48" draw:style-name="a1183" draw:master-page-name="Master1-Layout1-title-Title-Slide" presentation:presentation-page-layout-name="Master1-PPL1" draw:id="Slide-303">
        <draw:frame draw:id="id184" presentation:style-name="a1187" draw:name="Title 1" svg:x="1.38in" svg:y="0.83in" svg:width="10.3in" svg:height="4.42in" presentation:class="title" presentation:placeholder="false">
          <draw:text-box>
            <text:p text:style-name="a1186" text:class-names="" text:cond-style-name=""><text:span text:style-name="a1184" text:class-names="">PAUL'S "HEAD" WORDS (4:1-7, 21-31):<text:s text:c="1"/></text:span><text:span text:style-name="a1185" text:class-names=""/></text:p>
          </draw:text-box>
          <svg:title/>
          <svg:desc/>
        </draw:frame>
        <draw:frame draw:id="id185" presentation:style-name="a1192" draw:name="Subtitle 2" svg:x="1.38in" svg:y="5.25in" svg:width="10.3in" svg:height="1.85in" presentation:class="subtitle" presentation:placeholder="false">
          <draw:text-box>
            <text:p text:style-name="a1189" text:class-names="" text:cond-style-name=""><text:span text:style-name="a1188" text:class-names=""><text:s text:c="1"/>A legal illustration (4:1-7)<text:s text:c="1"/></text:span></text:p>
            <text:p text:style-name="a1191" text:class-names="" text:cond-style-name=""><text:span text:style-name="a1190" text:class-names=""/></text:p>
          </draw:text-box>
          <svg:title/>
          <svg:desc/>
        </draw:frame>
      </draw:page>
      <draw:page draw:name="Slide49" draw:style-name="a1193" draw:master-page-name="Master1-Layout1-title-Title-Slide" presentation:presentation-page-layout-name="Master1-PPL1" draw:id="Slide-304">
        <draw:frame draw:id="id186" presentation:style-name="a1197" draw:name="Title 1" svg:x="1.38in" svg:y="0.83in" svg:width="10.3in" svg:height="4.42in" presentation:class="title" presentation:placeholder="false">
          <draw:text-box>
            <text:p text:style-name="a1196" text:class-names="" text:cond-style-name=""><text:span text:style-name="a1194" text:class-names=""><text:s text:c="1"/>A legal illustration (4:1-7)<text:s text:c="1"/></text:span><text:span text:style-name="a1195" text:class-names=""/></text:p>
          </draw:text-box>
          <svg:title/>
          <svg:desc/>
        </draw:frame>
        <draw:frame draw:id="id187" presentation:style-name="a1202" draw:name="Subtitle 2" svg:x="1.38in" svg:y="5.25in" svg:width="10.3in" svg:height="1.85in" presentation:class="subtitle" presentation:placeholder="false">
          <draw:text-box>
            <text:p text:style-name="a1199" text:class-names="" text:cond-style-name=""><text:span text:style-name="a1198" text:class-names=""><text:s text:c="1"/>The Roman father and his son (4:1-2)<text:s text:c="1"/></text:span></text:p>
            <text:p text:style-name="a1201" text:class-names="" text:cond-style-name=""><text:span text:style-name="a1200" text:class-names=""/></text:p>
          </draw:text-box>
          <svg:title/>
          <svg:desc/>
        </draw:frame>
      </draw:page>
      <draw:page draw:name="Slide50" draw:style-name="a1203" draw:master-page-name="Master1-Layout12-tx-Title-and-Text" presentation:presentation-page-layout-name="Master1-PPL12" draw:id="Slide-305">
        <draw:frame draw:id="id188" presentation:style-name="a1207" draw:name="Title 1" svg:x="1.38in" svg:y="0.4in" svg:width="10.6in" svg:height="1.44965in" presentation:class="title" presentation:placeholder="false">
          <draw:text-box>
            <text:p text:style-name="a1206" text:class-names="" text:cond-style-name=""><text:span text:style-name="a1204" text:class-names=""><text:s text:c="1"/>The Roman father and his son (4:1-2)<text:s text:c="1"/></text:span><text:span text:style-name="a1205" text:class-names=""/></text:p>
          </draw:text-box>
          <svg:title/>
          <svg:desc/>
        </draw:frame>
        <draw:frame draw:id="id189" presentation:style-name="a1217" draw:name="Text Placeholder 2" svg:x="1.38in" svg:y="2in" svg:width="9.4in" svg:height="4.75868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<text:s text:c="1"/>The frustration (4:1):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<text:s text:c="1"/>The freedom (4:2):<text:s text:c="1"/>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</draw:text-box>
          <svg:title/>
          <svg:desc/>
        </draw:frame>
      </draw:page>
      <draw:page draw:name="Slide51" draw:style-name="a1218" draw:master-page-name="Master1-Layout12-tx-Title-and-Text" presentation:presentation-page-layout-name="Master1-PPL12" draw:id="Slide-306">
        <draw:frame draw:id="id190" presentation:style-name="a1222" draw:name="Title 1" svg:x="1.38in" svg:y="0.4in" svg:width="10.6in" svg:height="1.44965in" presentation:class="title" presentation:placeholder="false">
          <draw:text-box>
            <text:p text:style-name="a1221" text:class-names="" text:cond-style-name=""><text:span text:style-name="a1219" text:class-names=""><text:s text:c="1"/>A legal illustration (4:1-7)<text:s text:c="1"/></text:span><text:span text:style-name="a1220" text:class-names=""/></text:p>
          </draw:text-box>
          <svg:title/>
          <svg:desc/>
        </draw:frame>
        <draw:frame draw:id="id191" presentation:style-name="a1232" draw:name="Text Placeholder 2" svg:x="1.38in" svg:y="2in" svg:width="9.4in" svg:height="4.7586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<text:s text:c="1"/>The Roman father and his son (4:1-2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The redeemer's Father and the Father's children (4:3-7)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</draw:text-box>
          <svg:title/>
          <svg:desc/>
        </draw:frame>
      </draw:page>
      <draw:page draw:name="Slide52" draw:style-name="a1233" draw:master-page-name="Master1-Layout12-tx-Title-and-Text" presentation:presentation-page-layout-name="Master1-PPL12" draw:id="Slide-307">
        <draw:frame draw:id="id192" presentation:style-name="a1237" draw:name="Title 1" svg:x="1.38in" svg:y="0.4in" svg:width="10.6in" svg:height="1.44965in" presentation:class="title" presentation:placeholder="false">
          <draw:text-box>
            <text:p text:style-name="a1236" text:class-names="" text:cond-style-name=""><text:span text:style-name="a1234" text:class-names=""><text:s text:c="1"/>The redeemer's Father and the Father's children (4:3-7)<text:s text:c="1"/></text:span><text:span text:style-name="a1235" text:class-names=""/></text:p>
          </draw:text-box>
          <svg:title/>
          <svg:desc/>
        </draw:frame>
        <draw:frame draw:id="id193" presentation:style-name="a1247" draw:name="Text Placeholder 2" svg:x="1.38in" svg:y="2in" svg:width="9.4in" svg:height="4.75868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<text:s text:c="1"/>The frustration (4:3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The freedom (4:4-7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</draw:text-box>
          <svg:title/>
          <svg:desc/>
        </draw:frame>
      </draw:page>
      <draw:page draw:name="Slide53" draw:style-name="a1248" draw:master-page-name="Master1-Layout12-tx-Title-and-Text" presentation:presentation-page-layout-name="Master1-PPL12" draw:id="Slide-308">
        <draw:frame draw:id="id194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A legal illustration (4:1-7)<text:s text:c="1"/></text:span><text:span text:style-name="a1250" text:class-names=""/></text:p>
          </draw:text-box>
          <svg:title/>
          <svg:desc/>
        </draw:frame>
        <draw:frame draw:id="id195" presentation:style-name="a1262" draw:name="Text Placeholder 2" svg:x="1.38in" svg:y="2in" svg:width="9.4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 Roman father and his son (4:1-2)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 redeemer's Father and the Father's children (4:3-7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4" draw:style-name="a1263" draw:master-page-name="Master1-Layout12-tx-Title-and-Text" presentation:presentation-page-layout-name="Master1-PPL12" draw:id="Slide-309">
        <draw:frame draw:id="id196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PAUL'S "HEAD" WORDS (4:1-7, 21-31):<text:s text:c="1"/></text:span><text:span text:style-name="a1265" text:class-names=""/></text:p>
          </draw:text-box>
          <svg:title/>
          <svg:desc/>
        </draw:frame>
        <draw:frame draw:id="id197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A legal illustration (4:1-7)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An Old Testament illustration (4:21-31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5" draw:style-name="a1278" draw:master-page-name="Master1-Layout1-title-Title-Slide" presentation:presentation-page-layout-name="Master1-PPL1" draw:id="Slide-310">
        <draw:frame draw:id="id198" presentation:style-name="a1282" draw:name="Title 1" svg:x="1.38in" svg:y="0.83in" svg:width="10.3in" svg:height="4.42in" presentation:class="title" presentation:placeholder="false">
          <draw:text-box>
            <text:p text:style-name="a1281" text:class-names="" text:cond-style-name=""><text:span text:style-name="a1279" text:class-names=""><text:s text:c="1"/>An Old Testament illustration (4:21-31):<text:s text:c="1"/></text:span><text:span text:style-name="a1280" text:class-names=""/></text:p>
          </draw:text-box>
          <svg:title/>
          <svg:desc/>
        </draw:frame>
        <draw:frame draw:id="id199" presentation:style-name="a1287" draw:name="Subtitle 2" svg:x="1.38in" svg:y="5.25in" svg:width="10.3in" svg:height="1.85in" presentation:class="subtitle" presentation:placeholder="false">
          <draw:text-box>
            <text:p text:style-name="a1284" text:class-names="" text:cond-style-name=""><text:span text:style-name="a1283" text:class-names=""><text:s text:c="1"/>Hagar (an allegory of the law) (4:21-22a, 23a, 24-25, 29a, 30-31a)<text:s text:c="1"/></text:span></text:p>
            <text:p text:style-name="a1286" text:class-names="" text:cond-style-name=""><text:span text:style-name="a1285" text:class-names=""/></text:p>
          </draw:text-box>
          <svg:title/>
          <svg:desc/>
        </draw:frame>
      </draw:page>
      <draw:page draw:name="Slide56" draw:style-name="a1288" draw:master-page-name="Master1-Layout12-tx-Title-and-Text" presentation:presentation-page-layout-name="Master1-PPL12" draw:id="Slide-311">
        <draw:frame draw:id="id200" presentation:style-name="a1292" draw:name="Title 1" svg:x="1.38in" svg:y="0.4in" svg:width="10.6in" svg:height="1.44965in" presentation:class="title" presentation:placeholder="false">
          <draw:text-box>
            <text:p text:style-name="a1291" text:class-names="" text:cond-style-name=""><text:span text:style-name="a1289" text:class-names=""><text:s text:c="1"/>Hagar (an allegory of the law) (4:21-22a, 23a, 24-25, 29a, 30-31a)<text:s text:c="1"/></text:span><text:span text:style-name="a1290" text:class-names=""/></text:p>
          </draw:text-box>
          <svg:title/>
          <svg:desc/>
        </draw:frame>
        <draw:frame draw:id="id201" presentation:style-name="a1314" draw:name="Text Placeholder 2" svg:x="1.38in" svg:y="2in" svg:width="9.4in" svg:height="4.75868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3" text:class-names=""><text:s text:c="1"/>She was a slave (4:21-22a).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<text:s text:c="1"/>Her marriage to Abraham was fleshly directed (4:23a).<text:s text:c="1"/>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<text:s text:c="1"/>Her son, Ishmael, was naturally born (4:24).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<text:s text:c="1"/>Their son persecuted Abraham's second son, Isaac (4:29a).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Her child was not considered Abraham's rightful heir (4:30-31a).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<text:s text:c="1"/>She corresponds to earthly Jerusalem (4:25).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</draw:text-box>
          <svg:title/>
          <svg:desc/>
        </draw:frame>
      </draw:page>
      <draw:page draw:name="Slide57" draw:style-name="a1315" draw:master-page-name="Master1-Layout12-tx-Title-and-Text" presentation:presentation-page-layout-name="Master1-PPL12" draw:id="Slide-312">
        <draw:frame draw:id="id202" presentation:style-name="a1319" draw:name="Title 1" svg:x="1.38in" svg:y="0.4in" svg:width="10.6in" svg:height="1.44965in" presentation:class="title" presentation:placeholder="false">
          <draw:text-box>
            <text:p text:style-name="a1318" text:class-names="" text:cond-style-name=""><text:span text:style-name="a1316" text:class-names=""><text:s text:c="1"/>An Old Testament illustration (4:21-31):<text:s text:c="1"/></text:span><text:span text:style-name="a1317" text:class-names=""/></text:p>
          </draw:text-box>
          <svg:title/>
          <svg:desc/>
        </draw:frame>
        <draw:frame draw:id="id203" presentation:style-name="a1329" draw:name="Text Placeholder 2" svg:x="1.38in" svg:y="2in" svg:width="9.4in" svg:height="4.7586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><text:s text:c="1"/>Hagar (an allegory of the law) (4:21-22a, 23a, 24-25, 29a, 30-31a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s text:c="1"/>Sarah (an allegory of grace) (4:22b, 23b, 26-28, 29b, 31b)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</draw:text-box>
          <svg:title/>
          <svg:desc/>
        </draw:frame>
      </draw:page>
      <draw:page draw:name="Slide58" draw:style-name="a1330" draw:master-page-name="Master1-Layout13-twoColTx-Title-and-2-Column-Text" presentation:presentation-page-layout-name="Master1-PPL13" draw:id="Slide-313">
        <draw:frame draw:id="id204" presentation:style-name="a1334" draw:name="Title 1" svg:x="1.38in" svg:y="0.4in" svg:width="10.6in" svg:height="1.44965in" presentation:class="title" presentation:placeholder="false">
          <draw:text-box>
            <text:p text:style-name="a1333" text:class-names="" text:cond-style-name=""><text:span text:style-name="a1331" text:class-names=""><text:s text:c="1"/>Sarah (an allegory of grace) (4:22b, 23b, 26-28, 29b, 31b)<text:s text:c="1"/></text:span><text:span text:style-name="a1332" text:class-names=""/></text:p>
          </draw:text-box>
          <svg:title/>
          <svg:desc/>
        </draw:frame>
        <draw:frame draw:id="id205" presentation:style-name="a1347" draw:name="Text Placeholder 2" svg:x="1.38021in" svg:y="2in" svg:width="4.61632in" svg:height="4.75868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5" text:class-names=""><text:s text:c="1"/>She was a free woman (4:22b).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<text:s text:c="1"/>Her marriage to Abraham was spirit directed (4:23b).<text:s text:c="1"/>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<text:s text:c="1"/>Her son, Isaac, was supernaturally born (4:27).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  <draw:frame draw:id="id206" presentation:style-name="a1363" draw:name="Text Placeholder 3" svg:x="6.16319in" svg:y="2in" svg:width="4.61632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This son was persecuted by Ishmael (4:29b).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Her child was considered Abraham's rightful heir (4:28).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s text:c="1"/>Sarah represents the new covenant (4:27).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s text:c="1"/>She corresponds to the heavenly Jerusalem (4:26).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</draw:page>
      <draw:page draw:name="Slide59" draw:style-name="a1364" draw:master-page-name="Master1-Layout12-tx-Title-and-Text" presentation:presentation-page-layout-name="Master1-PPL12" draw:id="Slide-314">
        <draw:frame draw:id="id207" presentation:style-name="a1368" draw:name="Title 1" svg:x="1.38in" svg:y="0.4in" svg:width="10.6in" svg:height="1.44965in" presentation:class="title" presentation:placeholder="false">
          <draw:text-box>
            <text:p text:style-name="a1367" text:class-names="" text:cond-style-name=""><text:span text:style-name="a1365" text:class-names=""><text:s text:c="1"/>An Old Testament illustration (4:21-31):<text:s text:c="1"/></text:span><text:span text:style-name="a1366" text:class-names=""/></text:p>
          </draw:text-box>
          <svg:title/>
          <svg:desc/>
        </draw:frame>
        <draw:frame draw:id="id208" presentation:style-name="a1378" draw:name="Text Placeholder 2" svg:x="1.38in" svg:y="2in" svg:width="9.4in" svg:height="4.75868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<text:s text:c="1"/>Hagar (an allegory of the law) (4:21-22a, 23a, 24-25, 29a, 30-31a)<text:s text:c="1"/>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<text:s text:c="1"/>Sarah (an allegory of grace) (4:22b, 23b, 26-28, 29b, 31b)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</draw:page>
      <draw:page draw:name="Slide60" draw:style-name="a1379" draw:master-page-name="Master1-Layout12-tx-Title-and-Text" presentation:presentation-page-layout-name="Master1-PPL12" draw:id="Slide-315">
        <draw:frame draw:id="id209" presentation:style-name="a1383" draw:name="Title 1" svg:x="1.38in" svg:y="0.4in" svg:width="10.6in" svg:height="1.44965in" presentation:class="title" presentation:placeholder="false">
          <draw:text-box>
            <text:p text:style-name="a1382" text:class-names="" text:cond-style-name=""><text:span text:style-name="a1380" text:class-names="">PAUL'S "HEAD" WORDS (4:1-7, 21-31):<text:s text:c="1"/></text:span><text:span text:style-name="a1381" text:class-names=""/></text:p>
          </draw:text-box>
          <svg:title/>
          <svg:desc/>
        </draw:frame>
        <draw:frame draw:id="id210" presentation:style-name="a1393" draw:name="Text Placeholder 2" svg:x="1.38in" svg:y="2in" svg:width="9.4in" svg:height="4.75868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4" text:class-names=""><text:s text:c="1"/>A legal illustration (4:1-7)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<text:s text:c="1"/>An Old Testament illustration (4:21-31):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</draw:text-box>
          <svg:title/>
          <svg:desc/>
        </draw:frame>
      </draw:page>
      <draw:page draw:name="Slide61" draw:style-name="a1394" draw:master-page-name="Master1-Layout12-tx-Title-and-Text" presentation:presentation-page-layout-name="Master1-PPL12" draw:id="Slide-316">
        <draw:frame draw:id="id211" presentation:style-name="a1398" draw:name="Title 1" svg:x="1.38in" svg:y="0.4in" svg:width="10.6in" svg:height="1.44965in" presentation:class="title" presentation:placeholder="false">
          <draw:text-box>
            <text:p text:style-name="a1397" text:class-names="" text:cond-style-name=""><text:span text:style-name="a1395" text:class-names="">GALATIANS 4<text:s text:c="1"/></text:span><text:span text:style-name="a1396" text:class-names=""/></text:p>
          </draw:text-box>
          <svg:title/>
          <svg:desc/>
        </draw:frame>
        <draw:frame draw:id="id212" presentation:style-name="a1408" draw:name="Text Placeholder 2" svg:x="1.38in" svg:y="2in" svg:width="9.4in" svg:height="4.75868in" presentation:class="outline" presentation:placeholder="false">
          <draw:text-box>
            <text:list text:style-name="a1401">
              <text:list-item>
                <text:p text:style-name="a1400" text:class-names="" text:cond-style-name=""><text:span text:style-name="a1399" text:class-names="">PAUL'S "HEAD" WORDS (4:1-7, 21-31):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PAUL'S "HEART" WORDS (4:8-20)<text:s text:c="1"/>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/></text:p>
              </text:list-item>
            </text:list>
          </draw:text-box>
          <svg:title/>
          <svg:desc/>
        </draw:frame>
      </draw:page>
      <draw:page draw:name="Slide62" draw:style-name="a1409" draw:master-page-name="Master1-Layout12-tx-Title-and-Text" presentation:presentation-page-layout-name="Master1-PPL12" draw:id="Slide-317">
        <draw:frame draw:id="id213" presentation:style-name="a1413" draw:name="Title 1" svg:x="1.38in" svg:y="0.4in" svg:width="10.6in" svg:height="1.44965in" presentation:class="title" presentation:placeholder="false">
          <draw:text-box>
            <text:p text:style-name="a1412" text:class-names="" text:cond-style-name=""><text:span text:style-name="a1410" text:class-names="">PAUL'S "HEART" WORDS (4:8-20)<text:s text:c="1"/></text:span><text:span text:style-name="a1411" text:class-names=""/></text:p>
          </draw:text-box>
          <svg:title/>
          <svg:desc/>
        </draw:frame>
        <draw:frame draw:id="id214" presentation:style-name="a1423" draw:name="Text Placeholder 2" svg:x="1.38in" svg:y="2in" svg:width="9.4in" svg:height="4.75868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4" text:class-names=""><text:s text:c="1"/>The rebuke (4:8-11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<text:s text:c="1"/>The review (4:12-18)<text:s text:c="1"/>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</draw:text-box>
          <svg:title/>
          <svg:desc/>
        </draw:frame>
      </draw:page>
      <draw:page draw:name="Slide63" draw:style-name="a1424" draw:master-page-name="Master1-Layout1-title-Title-Slide" presentation:presentation-page-layout-name="Master1-PPL1" draw:id="Slide-318">
        <draw:frame draw:id="id215" presentation:style-name="a1428" draw:name="Title 1" svg:x="1.38in" svg:y="0.83in" svg:width="10.3in" svg:height="4.42in" presentation:class="title" presentation:placeholder="false">
          <draw:text-box>
            <text:p text:style-name="a1427" text:class-names="" text:cond-style-name=""><text:span text:style-name="a1425" text:class-names=""><text:s text:c="1"/>The review (4:12-18)<text:s text:c="1"/></text:span><text:span text:style-name="a1426" text:class-names=""/></text:p>
          </draw:text-box>
          <svg:title/>
          <svg:desc/>
        </draw:frame>
        <draw:frame draw:id="id216" presentation:style-name="a1433" draw:name="Subtitle 2" svg:x="1.38in" svg:y="5.25in" svg:width="10.3in" svg:height="1.85in" presentation:class="subtitle" presentation:placeholder="false">
          <draw:text-box>
            <text:p text:style-name="a1430" text:class-names="" text:cond-style-name=""><text:span text:style-name="a1429" text:class-names=""><text:s text:c="1"/>Paul reminds them that they once were his friends (4:12-15).<text:s text:c="1"/></text:span></text:p>
            <text:p text:style-name="a1432" text:class-names="" text:cond-style-name=""><text:span text:style-name="a1431" text:class-names=""/></text:p>
          </draw:text-box>
          <svg:title/>
          <svg:desc/>
        </draw:frame>
      </draw:page>
      <draw:page draw:name="Slide64" draw:style-name="a1434" draw:master-page-name="Master1-Layout1-title-Title-Slide" presentation:presentation-page-layout-name="Master1-PPL1" draw:id="Slide-319">
        <draw:frame draw:id="id217" presentation:style-name="a1438" draw:name="Title 1" svg:x="1.38in" svg:y="0.83in" svg:width="10.3in" svg:height="4.42in" presentation:class="title" presentation:placeholder="false">
          <draw:text-box>
            <text:p text:style-name="a1437" text:class-names="" text:cond-style-name=""><text:span text:style-name="a1435" text:class-names=""><text:s text:c="1"/>Paul reminds them that they once were his friends (4:12-15).<text:s text:c="1"/></text:span><text:span text:style-name="a1436" text:class-names=""/></text:p>
          </draw:text-box>
          <svg:title/>
          <svg:desc/>
        </draw:frame>
        <draw:frame draw:id="id218" presentation:style-name="a1443" draw:name="Subtitle 2" svg:x="1.38in" svg:y="5.25in" svg:width="10.3in" svg:height="1.85in" presentation:class="subtitle" presentation:placeholder="false">
          <draw:text-box>
            <text:p text:style-name="a1440" text:class-names="" text:cond-style-name=""><text:span text:style-name="a1439" text:class-names=""><text:s text:c="1"/>Paul wants to know if they are now his foes (4:16-18).<text:s text:c="1"/></text:span></text:p>
            <text:p text:style-name="a1442" text:class-names="" text:cond-style-name=""><text:span text:style-name="a1441" text:class-names=""/></text:p>
          </draw:text-box>
          <svg:title/>
          <svg:desc/>
        </draw:frame>
      </draw:page>
      <draw:page draw:name="Slide65" draw:style-name="a1444" draw:master-page-name="Master1-Layout1-title-Title-Slide" presentation:presentation-page-layout-name="Master1-PPL1" draw:id="Slide-320">
        <draw:frame draw:id="id219" presentation:style-name="a1448" draw:name="Title 1" svg:x="1.38in" svg:y="0.83in" svg:width="10.3in" svg:height="4.42in" presentation:class="title" presentation:placeholder="false">
          <draw:text-box>
            <text:p text:style-name="a1447" text:class-names="" text:cond-style-name=""><text:span text:style-name="a1445" text:class-names=""><text:s text:c="1"/>The review (4:12-18)<text:s text:c="1"/></text:span><text:span text:style-name="a1446" text:class-names=""/></text:p>
          </draw:text-box>
          <svg:title/>
          <svg:desc/>
        </draw:frame>
        <draw:frame draw:id="id220" presentation:style-name="a1453" draw:name="Subtitle 2" svg:x="1.38in" svg:y="5.25in" svg:width="10.3in" svg:height="1.85in" presentation:class="subtitle" presentation:placeholder="false">
          <draw:text-box>
            <text:p text:style-name="a1450" text:class-names="" text:cond-style-name=""><text:span text:style-name="a1449" text:class-names=""><text:s text:c="1"/>Paul reminds them that they once were his friends (4:12-15).<text:s text:c="1"/></text:span></text:p>
            <text:p text:style-name="a1452" text:class-names="" text:cond-style-name=""><text:span text:style-name="a1451" text:class-names=""/></text:p>
          </draw:text-box>
          <svg:title/>
          <svg:desc/>
        </draw:frame>
      </draw:page>
      <draw:page draw:name="Slide66" draw:style-name="a1454" draw:master-page-name="Master1-Layout12-tx-Title-and-Text" presentation:presentation-page-layout-name="Master1-PPL12" draw:id="Slide-321">
        <draw:frame draw:id="id221" presentation:style-name="a1458" draw:name="Title 1" svg:x="1.38in" svg:y="0.4in" svg:width="10.6in" svg:height="1.44965in" presentation:class="title" presentation:placeholder="false">
          <draw:text-box>
            <text:p text:style-name="a1457" text:class-names="" text:cond-style-name=""><text:span text:style-name="a1455" text:class-names="">PAUL'S "HEART" WORDS (4:8-20)<text:s text:c="1"/></text:span><text:span text:style-name="a1456" text:class-names=""/></text:p>
          </draw:text-box>
          <svg:title/>
          <svg:desc/>
        </draw:frame>
        <draw:frame draw:id="id222" presentation:style-name="a1471" draw:name="Text Placeholder 2" svg:x="1.38in" svg:y="2in" svg:width="9.4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<text:s text:c="1"/>The rebuke (4:8-11):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<text:s text:c="1"/>The review (4:12-18)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The rebirth (4:19-20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67" draw:style-name="a1472" draw:master-page-name="Master1-Layout12-tx-Title-and-Text" presentation:presentation-page-layout-name="Master1-PPL12" draw:id="Slide-322">
        <draw:frame draw:id="id223" presentation:style-name="a1476" draw:name="Title 1" svg:x="1.38in" svg:y="0.4in" svg:width="10.6in" svg:height="1.44965in" presentation:class="title" presentation:placeholder="false">
          <draw:text-box>
            <text:p text:style-name="a1475" text:class-names="" text:cond-style-name=""><text:span text:style-name="a1473" text:class-names="">GALATIANS 4<text:s text:c="1"/></text:span><text:span text:style-name="a1474" text:class-names=""/></text:p>
          </draw:text-box>
          <svg:title/>
          <svg:desc/>
        </draw:frame>
        <draw:frame draw:id="id224" presentation:style-name="a1486" draw:name="Text Placeholder 2" svg:x="1.38in" svg:y="2in" svg:width="9.4in" svg:height="4.75868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>PAUL'S "HEAD" WORDS (4:1-7, 21-31):<text:s text:c="1"/>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PAUL'S "HEART" WORDS (4:8-20)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</draw:text-box>
          <svg:title/>
          <svg:desc/>
        </draw:frame>
      </draw:page>
      <draw:page draw:name="Slide68" draw:style-name="a1487" draw:master-page-name="Master1-Layout1-title-Title-Slide" presentation:presentation-page-layout-name="Master1-PPL1" draw:id="Slide-323">
        <draw:frame draw:id="id225" presentation:style-name="a1491" draw:name="Title 1" svg:x="1.38in" svg:y="0.83in" svg:width="10.3in" svg:height="4.42in" presentation:class="title" presentation:placeholder="false">
          <draw:text-box>
            <text:p text:style-name="a1490" text:class-names="" text:cond-style-name=""><text:span text:style-name="a1488" text:class-names="">GALATIANS 5</text:span><text:span text:style-name="a1489" text:class-names=""/></text:p>
          </draw:text-box>
          <svg:title/>
          <svg:desc/>
        </draw:frame>
        <draw:frame draw:id="id226" presentation:style-name="a1496" draw:name="Subtitle 2" svg:x="1.38in" svg:y="5.25in" svg:width="10.3in" svg:height="1.85in" presentation:class="subtitle" presentation:placeholder="false">
          <draw:text-box>
            <text:p text:style-name="a1493" text:class-names="" text:cond-style-name=""><text:span text:style-name="a1492" text:class-names="">THE FREEDOM IN THE SON (5:1-15)<text:s text:c="1"/></text:span></text:p>
            <text:p text:style-name="a1495" text:class-names="" text:cond-style-name=""><text:span text:style-name="a1494" text:class-names=""/></text:p>
          </draw:text-box>
          <svg:title/>
          <svg:desc/>
        </draw:frame>
      </draw:page>
      <draw:page draw:name="Slide69" draw:style-name="a1497" draw:master-page-name="Master1-Layout1-title-Title-Slide" presentation:presentation-page-layout-name="Master1-PPL1" draw:id="Slide-324">
        <draw:frame draw:id="id227" presentation:style-name="a1501" draw:name="Title 1" svg:x="1.38in" svg:y="0.83in" svg:width="10.3in" svg:height="4.42in" presentation:class="title" presentation:placeholder="false">
          <draw:text-box>
            <text:p text:style-name="a1500" text:class-names="" text:cond-style-name=""><text:span text:style-name="a1498" text:class-names="">THE FREEDOM IN THE SON (5:1-15)<text:s text:c="1"/></text:span><text:span text:style-name="a1499" text:class-names=""/></text:p>
          </draw:text-box>
          <svg:title/>
          <svg:desc/>
        </draw:frame>
        <draw:frame draw:id="id228" presentation:style-name="a1506" draw:name="Subtitle 2" svg:x="1.38in" svg:y="5.25in" svg:width="10.3in" svg:height="1.85in" presentation:class="subtitle" presentation:placeholder="false">
          <draw:text-box>
            <text:p text:style-name="a1503" text:class-names="" text:cond-style-name=""><text:span text:style-name="a1502" text:class-names=""><text:s text:c="1"/>Protection from the legalism of the legalizers (5:1-12)<text:s text:c="1"/></text:span></text:p>
            <text:p text:style-name="a1505" text:class-names="" text:cond-style-name=""><text:span text:style-name="a1504" text:class-names=""/></text:p>
          </draw:text-box>
          <svg:title/>
          <svg:desc/>
        </draw:frame>
      </draw:page>
      <draw:page draw:name="Slide70" draw:style-name="a1507" draw:master-page-name="Master1-Layout12-tx-Title-and-Text" presentation:presentation-page-layout-name="Master1-PPL12" draw:id="Slide-325">
        <draw:frame draw:id="id229" presentation:style-name="a1511" draw:name="Title 1" svg:x="1.38in" svg:y="0.4in" svg:width="10.6in" svg:height="1.44965in" presentation:class="title" presentation:placeholder="false">
          <draw:text-box>
            <text:p text:style-name="a1510" text:class-names="" text:cond-style-name=""><text:span text:style-name="a1508" text:class-names=""><text:s text:c="1"/>Protection from the legalism of the legalizers (5:1-12)<text:s text:c="1"/></text:span><text:span text:style-name="a1509" text:class-names=""/></text:p>
          </draw:text-box>
          <svg:title/>
          <svg:desc/>
        </draw:frame>
        <draw:frame draw:id="id230" presentation:style-name="a1521" draw:name="Text Placeholder 2" svg:x="1.38in" svg:y="2in" svg:width="9.4in" svg:height="4.75868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><text:s text:c="1"/>The work of Christ has freed us from the bondage of the law (5:1-4, 6-12).<text:s text:c="1"/>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<text:s text:c="1"/>The work of Christ will (someday) free us from the bondage of our body (5:5).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/></text:p>
              </text:list-item>
            </text:list>
          </draw:text-box>
          <svg:title/>
          <svg:desc/>
        </draw:frame>
      </draw:page>
      <draw:page draw:name="Slide71" draw:style-name="a1522" draw:master-page-name="Master1-Layout12-tx-Title-and-Text" presentation:presentation-page-layout-name="Master1-PPL12" draw:id="Slide-326">
        <draw:frame draw:id="id231" presentation:style-name="a1526" draw:name="Title 1" svg:x="1.38in" svg:y="0.4in" svg:width="10.6in" svg:height="1.44965in" presentation:class="title" presentation:placeholder="false">
          <draw:text-box>
            <text:p text:style-name="a1525" text:class-names="" text:cond-style-name=""><text:span text:style-name="a1523" text:class-names="">THE FREEDOM IN THE SON (5:1-15)<text:s text:c="1"/></text:span><text:span text:style-name="a1524" text:class-names=""/></text:p>
          </draw:text-box>
          <svg:title/>
          <svg:desc/>
        </draw:frame>
        <draw:frame draw:id="id232" presentation:style-name="a1536" draw:name="Text Placeholder 2" svg:x="1.38in" svg:y="2in" svg:width="9.4in" svg:height="4.75868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><text:s text:c="1"/>Protection from the legalism of the legalizers (5:1-12)<text:s text:c="1"/>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<text:s text:c="1"/>Protection from the license of the libertines (5:13-15):<text:s text:c="1"/>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</draw:text-box>
          <svg:title/>
          <svg:desc/>
        </draw:frame>
      </draw:page>
      <draw:page draw:name="Slide72" draw:style-name="a1537" draw:master-page-name="Master1-Layout12-tx-Title-and-Text" presentation:presentation-page-layout-name="Master1-PPL12" draw:id="Slide-327">
        <draw:frame draw:id="id233" presentation:style-name="a1541" draw:name="Title 1" svg:x="1.38in" svg:y="0.4in" svg:width="10.6in" svg:height="1.44965in" presentation:class="title" presentation:placeholder="false">
          <draw:text-box>
            <text:p text:style-name="a1540" text:class-names="" text:cond-style-name=""><text:span text:style-name="a1538" text:class-names="">GALATIANS 5</text:span><text:span text:style-name="a1539" text:class-names=""/></text:p>
          </draw:text-box>
          <svg:title/>
          <svg:desc/>
        </draw:frame>
        <draw:frame draw:id="id234" presentation:style-name="a1551" draw:name="Text Placeholder 2" svg:x="1.38in" svg:y="2in" svg:width="9.4in" svg:height="4.75868in" presentation:class="outline" presentation:placeholder="false">
          <draw:text-box>
            <text:list text:style-name="a1544">
              <text:list-item>
                <text:p text:style-name="a1543" text:class-names="" text:cond-style-name=""><text:span text:style-name="a1542" text:class-names="">THE FREEDOM IN THE SON (5:1-15)<text:s text:c="1"/>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THE FRUIT OF THE SPIRIT (5:16-26)<text:s text:c="1"/>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/></text:p>
              </text:list-item>
            </text:list>
          </draw:text-box>
          <svg:title/>
          <svg:desc/>
        </draw:frame>
      </draw:page>
      <draw:page draw:name="Slide73" draw:style-name="a1552" draw:master-page-name="Master1-Layout1-title-Title-Slide" presentation:presentation-page-layout-name="Master1-PPL1" draw:id="Slide-328">
        <draw:frame draw:id="id235" presentation:style-name="a1556" draw:name="Title 1" svg:x="1.38in" svg:y="0.83in" svg:width="10.3in" svg:height="4.42in" presentation:class="title" presentation:placeholder="false">
          <draw:text-box>
            <text:p text:style-name="a1555" text:class-names="" text:cond-style-name=""><text:span text:style-name="a1553" text:class-names="">THE FRUIT OF THE SPIRIT (5:16-26)<text:s text:c="1"/></text:span><text:span text:style-name="a1554" text:class-names=""/></text:p>
          </draw:text-box>
          <svg:title/>
          <svg:desc/>
        </draw:frame>
        <draw:frame draw:id="id236" presentation:style-name="a1561" draw:name="Subtitle 2" svg:x="1.38in" svg:y="5.25in" svg:width="10.3in" svg:height="1.85in" presentation:class="subtitle" presentation:placeholder="false">
          <draw:text-box>
            <text:p text:style-name="a1558" text:class-names="" text:cond-style-name=""><text:span text:style-name="a1557" text:class-names=""><text:s text:c="1"/>The conflict (5:16-18):<text:s text:c="1"/></text:span></text:p>
            <text:p text:style-name="a1560" text:class-names="" text:cond-style-name=""><text:span text:style-name="a1559" text:class-names=""/></text:p>
          </draw:text-box>
          <svg:title/>
          <svg:desc/>
        </draw:frame>
      </draw:page>
      <draw:page draw:name="Slide74" draw:style-name="a1562" draw:master-page-name="Master1-Layout1-title-Title-Slide" presentation:presentation-page-layout-name="Master1-PPL1" draw:id="Slide-329">
        <draw:frame draw:id="id237" presentation:style-name="a1566" draw:name="Title 1" svg:x="1.38in" svg:y="0.83in" svg:width="10.3in" svg:height="4.42in" presentation:class="title" presentation:placeholder="false">
          <draw:text-box>
            <text:p text:style-name="a1565" text:class-names="" text:cond-style-name=""><text:span text:style-name="a1563" text:class-names=""><text:s text:c="1"/>The conflict (5:16-18):<text:s text:c="1"/></text:span><text:span text:style-name="a1564" text:class-names=""/></text:p>
          </draw:text-box>
          <svg:title/>
          <svg:desc/>
        </draw:frame>
        <draw:frame draw:id="id238" presentation:style-name="a1571" draw:name="Subtitle 2" svg:x="1.38in" svg:y="5.25in" svg:width="10.3in" svg:height="1.85in" presentation:class="subtitle" presentation:placeholder="false">
          <draw:text-box>
            <text:p text:style-name="a1568" text:class-names="" text:cond-style-name=""><text:span text:style-name="a1567" text:class-names=""><text:s text:c="1"/>The contenders (5:17-18)<text:s text:c="1"/></text:span></text:p>
            <text:p text:style-name="a1570" text:class-names="" text:cond-style-name=""><text:span text:style-name="a1569" text:class-names=""/></text:p>
          </draw:text-box>
          <svg:title/>
          <svg:desc/>
        </draw:frame>
      </draw:page>
      <draw:page draw:name="Slide75" draw:style-name="a1572" draw:master-page-name="Master1-Layout12-tx-Title-and-Text" presentation:presentation-page-layout-name="Master1-PPL12" draw:id="Slide-330">
        <draw:frame draw:id="id239" presentation:style-name="a1576" draw:name="Title 1" svg:x="1.38in" svg:y="0.4in" svg:width="10.6in" svg:height="1.44965in" presentation:class="title" presentation:placeholder="false">
          <draw:text-box>
            <text:p text:style-name="a1575" text:class-names="" text:cond-style-name=""><text:span text:style-name="a1573" text:class-names=""><text:s text:c="1"/>The contenders (5:17-18)<text:s text:c="1"/></text:span><text:span text:style-name="a1574" text:class-names=""/></text:p>
          </draw:text-box>
          <svg:title/>
          <svg:desc/>
        </draw:frame>
        <draw:frame draw:id="id240" presentation:style-name="a1586" draw:name="Text Placeholder 2" svg:x="1.38in" svg:y="2in" svg:width="9.4in" svg:height="4.75868in" presentation:class="outline" presentation:placeholder="false">
          <draw:text-box>
            <text:list text:style-name="a1579">
              <text:list-item>
                <text:p text:style-name="a1578" text:class-names="" text:cond-style-name=""><text:span text:style-name="a1577" text:class-names=""><text:s text:c="1"/>The evil nature (5:17a)<text:s text:c="1"/>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<text:s text:c="1"/>The Holy Spirit (5:17b-18)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</draw:text-box>
          <svg:title/>
          <svg:desc/>
        </draw:frame>
      </draw:page>
      <draw:page draw:name="Slide76" draw:style-name="a1587" draw:master-page-name="Master1-Layout12-tx-Title-and-Text" presentation:presentation-page-layout-name="Master1-PPL12" draw:id="Slide-331">
        <draw:frame draw:id="id241" presentation:style-name="a1591" draw:name="Title 1" svg:x="1.38in" svg:y="0.4in" svg:width="10.6in" svg:height="1.44965in" presentation:class="title" presentation:placeholder="false">
          <draw:text-box>
            <text:p text:style-name="a1590" text:class-names="" text:cond-style-name=""><text:span text:style-name="a1588" text:class-names=""><text:s text:c="1"/>The conflict (5:16-18):<text:s text:c="1"/></text:span><text:span text:style-name="a1589" text:class-names=""/></text:p>
          </draw:text-box>
          <svg:title/>
          <svg:desc/>
        </draw:frame>
        <draw:frame draw:id="id242" presentation:style-name="a1601" draw:name="Text Placeholder 2" svg:x="1.38in" svg:y="2in" svg:width="9.4in" svg:height="4.75868in" presentation:class="outline" presentation:placeholder="false">
          <draw:text-box>
            <text:list text:style-name="a1594">
              <text:list-item>
                <text:p text:style-name="a1593" text:class-names="" text:cond-style-name=""><text:span text:style-name="a1592" text:class-names=""><text:s text:c="1"/>The contenders (5:17-18)<text:s text:c="1"/>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<text:s text:c="1"/>The council (5:16)<text:s text:c="1"/>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</draw:text-box>
          <svg:title/>
          <svg:desc/>
        </draw:frame>
      </draw:page>
      <draw:page draw:name="Slide77" draw:style-name="a1602" draw:master-page-name="Master1-Layout12-tx-Title-and-Text" presentation:presentation-page-layout-name="Master1-PPL12" draw:id="Slide-332">
        <draw:frame draw:id="id243" presentation:style-name="a1606" draw:name="Title 1" svg:x="1.38in" svg:y="0.4in" svg:width="10.6in" svg:height="1.44965in" presentation:class="title" presentation:placeholder="false">
          <draw:text-box>
            <text:p text:style-name="a1605" text:class-names="" text:cond-style-name=""><text:span text:style-name="a1603" text:class-names=""><text:s text:c="1"/>The council (5:16)<text:s text:c="1"/></text:span><text:span text:style-name="a1604" text:class-names=""/></text:p>
          </draw:text-box>
          <svg:title/>
          <svg:desc/>
        </draw:frame>
        <draw:frame draw:id="id244" presentation:style-name="a1616" draw:name="Text Placeholder 2" svg:x="1.38in" svg:y="2in" svg:width="9.4in" svg:height="4.75868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7" text:class-names=""><text:s text:c="1"/>"Live according to your new life in the Holy Spirit" (5:16a).<text:s text:c="1"/>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<text:s text:c="1"/>"Then you won't be doing what your sinful nature craves" (5:16b).<text:s text:c="1"/>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/></text:p>
              </text:list-item>
            </text:list>
          </draw:text-box>
          <svg:title/>
          <svg:desc/>
        </draw:frame>
      </draw:page>
      <draw:page draw:name="Slide78" draw:style-name="a1617" draw:master-page-name="Master1-Layout12-tx-Title-and-Text" presentation:presentation-page-layout-name="Master1-PPL12" draw:id="Slide-333">
        <draw:frame draw:id="id245" presentation:style-name="a1621" draw:name="Title 1" svg:x="1.38in" svg:y="0.4in" svg:width="10.6in" svg:height="1.44965in" presentation:class="title" presentation:placeholder="false">
          <draw:text-box>
            <text:p text:style-name="a1620" text:class-names="" text:cond-style-name=""><text:span text:style-name="a1618" text:class-names=""><text:s text:c="1"/>The conflict (5:16-18):<text:s text:c="1"/></text:span><text:span text:style-name="a1619" text:class-names=""/></text:p>
          </draw:text-box>
          <svg:title/>
          <svg:desc/>
        </draw:frame>
        <draw:frame draw:id="id246" presentation:style-name="a1631" draw:name="Text Placeholder 2" svg:x="1.38in" svg:y="2in" svg:width="9.4in" svg:height="4.75868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><text:s text:c="1"/>The contenders (5:17-18)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The council (5:16)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</draw:page>
      <draw:page draw:name="Slide79" draw:style-name="a1632" draw:master-page-name="Master1-Layout12-tx-Title-and-Text" presentation:presentation-page-layout-name="Master1-PPL12" draw:id="Slide-334">
        <draw:frame draw:id="id247" presentation:style-name="a1636" draw:name="Title 1" svg:x="1.38in" svg:y="0.4in" svg:width="10.6in" svg:height="1.44965in" presentation:class="title" presentation:placeholder="false">
          <draw:text-box>
            <text:p text:style-name="a1635" text:class-names="" text:cond-style-name=""><text:span text:style-name="a1633" text:class-names="">THE FRUIT OF THE SPIRIT (5:16-26)<text:s text:c="1"/></text:span><text:span text:style-name="a1634" text:class-names=""/></text:p>
          </draw:text-box>
          <svg:title/>
          <svg:desc/>
        </draw:frame>
        <draw:frame draw:id="id248" presentation:style-name="a1646" draw:name="Text Placeholder 2" svg:x="1.38in" svg:y="2in" svg:width="9.4in" svg:height="4.75868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<text:s text:c="1"/>The conflict (5:16-18):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<text:s text:c="1"/>The children (5:19-26)<text:s text:c="1"/>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</draw:page>
      <draw:page draw:name="Slide80" draw:style-name="a1647" draw:master-page-name="Master1-Layout12-tx-Title-and-Text" presentation:presentation-page-layout-name="Master1-PPL12" draw:id="Slide-335">
        <draw:frame draw:id="id249" presentation:style-name="a1651" draw:name="Title 1" svg:x="1.38in" svg:y="0.4in" svg:width="10.6in" svg:height="1.44965in" presentation:class="title" presentation:placeholder="false">
          <draw:text-box>
            <text:p text:style-name="a1650" text:class-names="" text:cond-style-name=""><text:span text:style-name="a1648" text:class-names=""><text:s text:c="1"/>The children (5:19-26)<text:s text:c="1"/></text:span><text:span text:style-name="a1649" text:class-names=""/></text:p>
          </draw:text-box>
          <svg:title/>
          <svg:desc/>
        </draw:frame>
        <draw:frame draw:id="id250" presentation:style-name="a1661" draw:name="Text Placeholder 2" svg:x="1.38in" svg:y="2in" svg:width="9.4in" svg:height="4.75868in" presentation:class="outline" presentation:placeholder="false">
          <draw:text-box>
            <text:list text:style-name="a1654">
              <text:list-item>
                <text:p text:style-name="a1653" text:class-names="" text:cond-style-name=""><text:span text:style-name="a1652" text:class-names=""><text:s text:c="1"/>The fruit of the flesh (5:19-21):<text:s text:c="1"/>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<text:s text:c="1"/>The fruit of the Spirit (5:22-26):<text:s text:c="1"/>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/></text:p>
              </text:list-item>
            </text:list>
          </draw:text-box>
          <svg:title/>
          <svg:desc/>
        </draw:frame>
      </draw:page>
      <draw:page draw:name="Slide81" draw:style-name="a1662" draw:master-page-name="Master1-Layout12-tx-Title-and-Text" presentation:presentation-page-layout-name="Master1-PPL12" draw:id="Slide-336">
        <draw:frame draw:id="id251" presentation:style-name="a1666" draw:name="Title 1" svg:x="1.38in" svg:y="0.4in" svg:width="10.6in" svg:height="1.44965in" presentation:class="title" presentation:placeholder="false">
          <draw:text-box>
            <text:p text:style-name="a1665" text:class-names="" text:cond-style-name=""><text:span text:style-name="a1663" text:class-names="">THE FRUIT OF THE SPIRIT (5:16-26)<text:s text:c="1"/></text:span><text:span text:style-name="a1664" text:class-names=""/></text:p>
          </draw:text-box>
          <svg:title/>
          <svg:desc/>
        </draw:frame>
        <draw:frame draw:id="id252" presentation:style-name="a1676" draw:name="Text Placeholder 2" svg:x="1.38in" svg:y="2in" svg:width="9.4in" svg:height="4.75868in" presentation:class="outline" presentation:placeholder="false">
          <draw:text-box>
            <text:list text:style-name="a1669">
              <text:list-item>
                <text:p text:style-name="a1668" text:class-names="" text:cond-style-name=""><text:span text:style-name="a1667" text:class-names=""><text:s text:c="1"/>The conflict (5:16-18):<text:s text:c="1"/>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<text:s text:c="1"/>The children (5:19-26)<text:s text:c="1"/>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</draw:text-box>
          <svg:title/>
          <svg:desc/>
        </draw:frame>
      </draw:page>
      <draw:page draw:name="Slide82" draw:style-name="a1677" draw:master-page-name="Master1-Layout12-tx-Title-and-Text" presentation:presentation-page-layout-name="Master1-PPL12" draw:id="Slide-337">
        <draw:frame draw:id="id253" presentation:style-name="a1681" draw:name="Title 1" svg:x="1.38in" svg:y="0.4in" svg:width="10.6in" svg:height="1.44965in" presentation:class="title" presentation:placeholder="false">
          <draw:text-box>
            <text:p text:style-name="a1680" text:class-names="" text:cond-style-name=""><text:span text:style-name="a1678" text:class-names="">GALATIANS 5</text:span><text:span text:style-name="a1679" text:class-names=""/></text:p>
          </draw:text-box>
          <svg:title/>
          <svg:desc/>
        </draw:frame>
        <draw:frame draw:id="id254" presentation:style-name="a1691" draw:name="Text Placeholder 2" svg:x="1.38in" svg:y="2in" svg:width="9.4in" svg:height="4.75868in" presentation:class="outline" presentation:placeholder="false">
          <draw:text-box>
            <text:list text:style-name="a1684">
              <text:list-item>
                <text:p text:style-name="a1683" text:class-names="" text:cond-style-name=""><text:span text:style-name="a1682" text:class-names="">THE FREEDOM IN THE SON (5:1-15)<text:s text:c="1"/>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>THE FRUIT OF THE SPIRIT (5:16-26)<text:s text:c="1"/>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/></text:p>
              </text:list-item>
            </text:list>
          </draw:text-box>
          <svg:title/>
          <svg:desc/>
        </draw:frame>
      </draw:page>
      <draw:page draw:name="Slide83" draw:style-name="a1692" draw:master-page-name="Master1-Layout1-title-Title-Slide" presentation:presentation-page-layout-name="Master1-PPL1" draw:id="Slide-338">
        <draw:frame draw:id="id255" presentation:style-name="a1696" draw:name="Title 1" svg:x="1.38in" svg:y="0.83in" svg:width="10.3in" svg:height="4.42in" presentation:class="title" presentation:placeholder="false">
          <draw:text-box>
            <text:p text:style-name="a1695" text:class-names="" text:cond-style-name=""><text:span text:style-name="a1693" text:class-names="">GALATIANS 6</text:span><text:span text:style-name="a1694" text:class-names=""/></text:p>
          </draw:text-box>
          <svg:title/>
          <svg:desc/>
        </draw:frame>
        <draw:frame draw:id="id256" presentation:style-name="a1701" draw:name="Subtitle 2" svg:x="1.38in" svg:y="5.25in" svg:width="10.3in" svg:height="1.85in" presentation:class="subtitle" presentation:placeholder="false">
          <draw:text-box>
            <text:p text:style-name="a1698" text:class-names="" text:cond-style-name=""><text:span text:style-name="a1697" text:class-names="">PAUL AND THE SAINTS (6:1-10):<text:s text:c="1"/></text:span></text:p>
            <text:p text:style-name="a1700" text:class-names="" text:cond-style-name=""><text:span text:style-name="a1699" text:class-names=""/></text:p>
          </draw:text-box>
          <svg:title/>
          <svg:desc/>
        </draw:frame>
      </draw:page>
      <draw:page draw:name="Slide84" draw:style-name="a1702" draw:master-page-name="Master1-Layout1-title-Title-Slide" presentation:presentation-page-layout-name="Master1-PPL1" draw:id="Slide-339">
        <draw:frame draw:id="id257" presentation:style-name="a1706" draw:name="Title 1" svg:x="1.38in" svg:y="0.83in" svg:width="10.3in" svg:height="4.42in" presentation:class="title" presentation:placeholder="false">
          <draw:text-box>
            <text:p text:style-name="a1705" text:class-names="" text:cond-style-name=""><text:span text:style-name="a1703" text:class-names="">PAUL AND THE SAINTS (6:1-10):<text:s text:c="1"/></text:span><text:span text:style-name="a1704" text:class-names=""/></text:p>
          </draw:text-box>
          <svg:title/>
          <svg:desc/>
        </draw:frame>
        <draw:frame draw:id="id258" presentation:style-name="a1711" draw:name="Subtitle 2" svg:x="1.38in" svg:y="5.25in" svg:width="10.3in" svg:height="1.85in" presentation:class="subtitle" presentation:placeholder="false">
          <draw:text-box>
            <text:p text:style-name="a1708" text:class-names="" text:cond-style-name=""><text:span text:style-name="a1707" text:class-names=""><text:s text:c="1"/>The law of sharing and caring (6:1-5)<text:s text:c="1"/></text:span></text:p>
            <text:p text:style-name="a1710" text:class-names="" text:cond-style-name=""><text:span text:style-name="a1709" text:class-names=""/></text:p>
          </draw:text-box>
          <svg:title/>
          <svg:desc/>
        </draw:frame>
      </draw:page>
      <draw:page draw:name="Slide85" draw:style-name="a1712" draw:master-page-name="Master1-Layout12-tx-Title-and-Text" presentation:presentation-page-layout-name="Master1-PPL12" draw:id="Slide-340">
        <draw:frame draw:id="id259" presentation:style-name="a1716" draw:name="Title 1" svg:x="1.38in" svg:y="0.4in" svg:width="10.6in" svg:height="1.44965in" presentation:class="title" presentation:placeholder="false">
          <draw:text-box>
            <text:p text:style-name="a1715" text:class-names="" text:cond-style-name=""><text:span text:style-name="a1713" text:class-names=""><text:s text:c="1"/>The law of sharing and caring (6:1-5)<text:s text:c="1"/></text:span><text:span text:style-name="a1714" text:class-names=""/></text:p>
          </draw:text-box>
          <svg:title/>
          <svg:desc/>
        </draw:frame>
        <draw:frame draw:id="id260" presentation:style-name="a1726" draw:name="Text Placeholder 2" svg:x="1.38in" svg:y="2in" svg:width="9.4in" svg:height="4.75868in" presentation:class="outline" presentation:placeholder="false">
          <draw:text-box>
            <text:list text:style-name="a1719">
              <text:list-item>
                <text:p text:style-name="a1718" text:class-names="" text:cond-style-name=""><text:span text:style-name="a1717" text:class-names=""><text:s text:c="1"/>The name of this law (6:1-2):<text:s text:c="1"/>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><text:s text:c="1"/>The nature of this law (6:3-5):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/></text:p>
              </text:list-item>
            </text:list>
          </draw:text-box>
          <svg:title/>
          <svg:desc/>
        </draw:frame>
      </draw:page>
      <draw:page draw:name="Slide86" draw:style-name="a1727" draw:master-page-name="Master1-Layout12-tx-Title-and-Text" presentation:presentation-page-layout-name="Master1-PPL12" draw:id="Slide-341">
        <draw:frame draw:id="id261" presentation:style-name="a1731" draw:name="Title 1" svg:x="1.38in" svg:y="0.4in" svg:width="10.6in" svg:height="1.44965in" presentation:class="title" presentation:placeholder="false">
          <draw:text-box>
            <text:p text:style-name="a1730" text:class-names="" text:cond-style-name=""><text:span text:style-name="a1728" text:class-names="">PAUL AND THE SAINTS (6:1-10):<text:s text:c="1"/></text:span><text:span text:style-name="a1729" text:class-names=""/></text:p>
          </draw:text-box>
          <svg:title/>
          <svg:desc/>
        </draw:frame>
        <draw:frame draw:id="id262" presentation:style-name="a1744" draw:name="Text Placeholder 2" svg:x="1.38in" svg:y="2in" svg:width="9.4in" svg:height="4.75868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32" text:class-names=""><text:s text:c="1"/>The law of sharing and caring (6:1-5)<text:s text:c="1"/>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<text:s text:c="1"/>The law of receiving and giving (6:6):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<text:s text:c="1"/>The law of sowing and reaping (6:7-10)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/></text:p>
              </text:list-item>
            </text:list>
          </draw:text-box>
          <svg:title/>
          <svg:desc/>
        </draw:frame>
      </draw:page>
      <draw:page draw:name="Slide87" draw:style-name="a1745" draw:master-page-name="Master1-Layout12-tx-Title-and-Text" presentation:presentation-page-layout-name="Master1-PPL12" draw:id="Slide-342">
        <draw:frame draw:id="id263" presentation:style-name="a1749" draw:name="Title 1" svg:x="1.38in" svg:y="0.4in" svg:width="10.6in" svg:height="1.44965in" presentation:class="title" presentation:placeholder="false">
          <draw:text-box>
            <text:p text:style-name="a1748" text:class-names="" text:cond-style-name=""><text:span text:style-name="a1746" text:class-names=""><text:s text:c="1"/>The law of sowing and reaping (6:7-10)<text:s text:c="1"/></text:span><text:span text:style-name="a1747" text:class-names=""/></text:p>
          </draw:text-box>
          <svg:title/>
          <svg:desc/>
        </draw:frame>
        <draw:frame draw:id="id264" presentation:style-name="a1759" draw:name="Text Placeholder 2" svg:x="1.38in" svg:y="2in" svg:width="9.4in" svg:height="4.75868in" presentation:class="outline" presentation:placeholder="false">
          <draw:text-box>
            <text:list text:style-name="a1752">
              <text:list-item>
                <text:p text:style-name="a1751" text:class-names="" text:cond-style-name=""><text:span text:style-name="a1750" text:class-names=""><text:s text:c="1"/>Those who sow only sinful desires will reap everlasting death (6:7-8a).<text:s text:c="1"/>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><text:s text:c="1"/>Those who sow what is good will reap everlasting life (6-8b-10).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/></text:p>
              </text:list-item>
            </text:list>
          </draw:text-box>
          <svg:title/>
          <svg:desc/>
        </draw:frame>
      </draw:page>
      <draw:page draw:name="Slide88" draw:style-name="a1760" draw:master-page-name="Master1-Layout12-tx-Title-and-Text" presentation:presentation-page-layout-name="Master1-PPL12" draw:id="Slide-343">
        <draw:frame draw:id="id265" presentation:style-name="a1764" draw:name="Title 1" svg:x="1.38in" svg:y="0.4in" svg:width="10.6in" svg:height="1.44965in" presentation:class="title" presentation:placeholder="false">
          <draw:text-box>
            <text:p text:style-name="a1763" text:class-names="" text:cond-style-name=""><text:span text:style-name="a1761" text:class-names="">PAUL AND THE SAINTS (6:1-10):<text:s text:c="1"/></text:span><text:span text:style-name="a1762" text:class-names=""/></text:p>
          </draw:text-box>
          <svg:title/>
          <svg:desc/>
        </draw:frame>
        <draw:frame draw:id="id266" presentation:style-name="a1777" draw:name="Text Placeholder 2" svg:x="1.38in" svg:y="2in" svg:width="9.4in" svg:height="4.75868in" presentation:class="outline" presentation:placeholder="false">
          <draw:text-box>
            <text:list text:style-name="a1767">
              <text:list-item>
                <text:p text:style-name="a1766" text:class-names="" text:cond-style-name=""><text:span text:style-name="a1765" text:class-names=""><text:s text:c="1"/>The law of sharing and caring (6:1-5)<text:s text:c="1"/>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<text:s text:c="1"/>The law of receiving and giving (6:6):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<text:s text:c="1"/>The law of sowing and reaping (6:7-10)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</draw:text-box>
          <svg:title/>
          <svg:desc/>
        </draw:frame>
      </draw:page>
      <draw:page draw:name="Slide89" draw:style-name="a1778" draw:master-page-name="Master1-Layout12-tx-Title-and-Text" presentation:presentation-page-layout-name="Master1-PPL12" draw:id="Slide-344">
        <draw:frame draw:id="id267" presentation:style-name="a1782" draw:name="Title 1" svg:x="1.38in" svg:y="0.4in" svg:width="10.6in" svg:height="1.44965in" presentation:class="title" presentation:placeholder="false">
          <draw:text-box>
            <text:p text:style-name="a1781" text:class-names="" text:cond-style-name=""><text:span text:style-name="a1779" text:class-names="">GALATIANS 6</text:span><text:span text:style-name="a1780" text:class-names=""/></text:p>
          </draw:text-box>
          <svg:title/>
          <svg:desc/>
        </draw:frame>
        <draw:frame draw:id="id268" presentation:style-name="a1792" draw:name="Text Placeholder 2" svg:x="1.38in" svg:y="2in" svg:width="9.4in" svg:height="4.75868in" presentation:class="outline" presentation:placeholder="false">
          <draw:text-box>
            <text:list text:style-name="a1785">
              <text:list-item>
                <text:p text:style-name="a1784" text:class-names="" text:cond-style-name=""><text:span text:style-name="a1783" text:class-names="">PAUL AND THE SAINTS (6:1-10):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PAUL AND THE SAVIOR (6:11-18)<text:s text:c="1"/>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/></text:p>
              </text:list-item>
            </text:list>
          </draw:text-box>
          <svg:title/>
          <svg:desc/>
        </draw:frame>
      </draw:page>
      <draw:page draw:name="Slide90" draw:style-name="a1793" draw:master-page-name="Master1-Layout1-title-Title-Slide" presentation:presentation-page-layout-name="Master1-PPL1" draw:id="Slide-345">
        <draw:frame draw:id="id269" presentation:style-name="a1797" draw:name="Title 1" svg:x="1.38in" svg:y="0.83in" svg:width="10.3in" svg:height="4.42in" presentation:class="title" presentation:placeholder="false">
          <draw:text-box>
            <text:p text:style-name="a1796" text:class-names="" text:cond-style-name=""><text:span text:style-name="a1794" text:class-names="">PAUL AND THE SAVIOR (6:11-18)<text:s text:c="1"/></text:span><text:span text:style-name="a1795" text:class-names=""/></text:p>
          </draw:text-box>
          <svg:title/>
          <svg:desc/>
        </draw:frame>
        <draw:frame draw:id="id270" presentation:style-name="a1802" draw:name="Subtitle 2" svg:x="1.38in" svg:y="5.25in" svg:width="10.3in" svg:height="1.85in" presentation:class="subtitle" presentation:placeholder="false">
          <draw:text-box>
            <text:p text:style-name="a1799" text:class-names="" text:cond-style-name=""><text:span text:style-name="a1798" text:class-names=""><text:s text:c="1"/>Paul testifies concerning his submission to Christ (6:11-16).<text:s text:c="1"/></text:span></text:p>
            <text:p text:style-name="a1801" text:class-names="" text:cond-style-name=""><text:span text:style-name="a1800" text:class-names=""/></text:p>
          </draw:text-box>
          <svg:title/>
          <svg:desc/>
        </draw:frame>
      </draw:page>
      <draw:page draw:name="Slide91" draw:style-name="a1803" draw:master-page-name="Master1-Layout12-tx-Title-and-Text" presentation:presentation-page-layout-name="Master1-PPL12" draw:id="Slide-346">
        <draw:frame draw:id="id271" presentation:style-name="a1807" draw:name="Title 1" svg:x="1.38in" svg:y="0.4in" svg:width="10.6in" svg:height="1.44965in" presentation:class="title" presentation:placeholder="false">
          <draw:text-box>
            <text:p text:style-name="a1806" text:class-names="" text:cond-style-name=""><text:span text:style-name="a1804" text:class-names=""><text:s text:c="1"/>Paul testifies concerning his submission to Christ (6:11-16).<text:s text:c="1"/></text:span><text:span text:style-name="a1805" text:class-names=""/></text:p>
          </draw:text-box>
          <svg:title/>
          <svg:desc/>
        </draw:frame>
        <draw:frame draw:id="id272" presentation:style-name="a1817" draw:name="Text Placeholder 2" svg:x="1.38in" svg:y="2in" svg:width="9.4in" svg:height="4.75868in" presentation:class="outlin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><text:s text:c="1"/>The legalizers boast in the ceremony of circumcision (6:11-13).<text:s text:c="1"/>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<text:s text:c="1"/>The apostle boasts in the cross of Christ (6:14-16).<text:s text:c="1"/>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/></text:p>
              </text:list-item>
            </text:list>
          </draw:text-box>
          <svg:title/>
          <svg:desc/>
        </draw:frame>
      </draw:page>
      <draw:page draw:name="Slide92" draw:style-name="a1818" draw:master-page-name="Master1-Layout12-tx-Title-and-Text" presentation:presentation-page-layout-name="Master1-PPL12" draw:id="Slide-347">
        <draw:frame draw:id="id273" presentation:style-name="a1822" draw:name="Title 1" svg:x="1.38in" svg:y="0.4in" svg:width="10.6in" svg:height="1.44965in" presentation:class="title" presentation:placeholder="false">
          <draw:text-box>
            <text:p text:style-name="a1821" text:class-names="" text:cond-style-name=""><text:span text:style-name="a1819" text:class-names="">PAUL AND THE SAVIOR (6:11-18)<text:s text:c="1"/></text:span><text:span text:style-name="a1820" text:class-names=""/></text:p>
          </draw:text-box>
          <svg:title/>
          <svg:desc/>
        </draw:frame>
        <draw:frame draw:id="id274" presentation:style-name="a1832" draw:name="Text Placeholder 2" svg:x="1.38in" svg:y="2in" svg:width="9.4in" svg:height="4.75868in" presentation:class="outline" presentation:placeholder="false">
          <draw:text-box>
            <text:list text:style-name="a1825">
              <text:list-item>
                <text:p text:style-name="a1824" text:class-names="" text:cond-style-name=""><text:span text:style-name="a1823" text:class-names=""><text:s text:c="1"/>Paul testifies concerning his submission to Christ (6:11-16).<text:s text:c="1"/></text:span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<text:s text:c="1"/>Paul testifies concerning his sufferings for Christ (6:17-18):<text:s text:c="1"/>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/></text:p>
              </text:list-item>
            </text:list>
          </draw:text-box>
          <svg:title/>
          <svg:desc/>
        </draw:frame>
      </draw:page>
      <draw:page draw:name="Slide93" draw:style-name="a1833" draw:master-page-name="Master1-Layout12-tx-Title-and-Text" presentation:presentation-page-layout-name="Master1-PPL12" draw:id="Slide-348">
        <draw:frame draw:id="id275" presentation:style-name="a1837" draw:name="Title 1" svg:x="1.38in" svg:y="0.4in" svg:width="10.6in" svg:height="1.44965in" presentation:class="title" presentation:placeholder="false">
          <draw:text-box>
            <text:p text:style-name="a1836" text:class-names="" text:cond-style-name=""><text:span text:style-name="a1834" text:class-names="">GALATIANS 6</text:span><text:span text:style-name="a1835" text:class-names=""/></text:p>
          </draw:text-box>
          <svg:title/>
          <svg:desc/>
        </draw:frame>
        <draw:frame draw:id="id276" presentation:style-name="a1847" draw:name="Text Placeholder 2" svg:x="1.38in" svg:y="2in" svg:width="9.4in" svg:height="4.75868in" presentation:class="outline" presentation:placeholder="false">
          <draw:text-box>
            <text:list text:style-name="a1840">
              <text:list-item>
                <text:p text:style-name="a1839" text:class-names="" text:cond-style-name=""><text:span text:style-name="a1838" text:class-names="">PAUL AND THE SAINTS (6:1-10):<text:s text:c="1"/>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PAUL AND THE SAVIOR (6:11-18)<text:s text:c="1"/>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/></text:p>
              </text:list-item>
            </text:list>
          </draw:text-box>
          <svg:title/>
          <svg:desc/>
        </draw:frame>
      </draw:page>
      <draw:page draw:name="Slide94" draw:style-name="a1848" draw:master-page-name="Master1-Layout1-title-Title-Slide" presentation:presentation-page-layout-name="Master1-PPL1" draw:id="Slide-349">
        <draw:frame draw:id="id277" presentation:style-name="a1852" draw:name="Title 1" svg:x="1.38in" svg:y="0.83in" svg:width="10.3in" svg:height="4.42in" presentation:class="title" presentation:placeholder="false">
          <draw:text-box>
            <text:p text:style-name="a1851" text:class-names="" text:cond-style-name=""><text:span text:style-name="a1849" text:class-names="">Galatians</text:span><text:span text:style-name="a1850" text:class-names=""/></text:p>
          </draw:text-box>
          <svg:title/>
          <svg:desc/>
        </draw:frame>
        <draw:frame draw:id="id278" presentation:style-name="a185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alatians</dc:title>
    <meta:initial-creator>David STRICKLAND</meta:initial-creator>
    <dc:creator>David STRICKLAND</dc:creator>
    <meta:creation-date>2020-02-22T19:27:20Z</meta:creation-date>
    <dc:date>2020-02-22T19:27:21Z</dc:date>
    <meta:template xlink:href="BibleStudy" xlink:type="simple"/>
    <meta:editing-cycles>1</meta:editing-cycles>
    <meta:editing-duration>PT1S</meta:editing-duration>
    <meta:document-statistic meta:paragraph-count="284" meta:word-count="2417"/>
  </office:meta>
</office:document-meta>
</file>